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9639533.812248" calcext:value-type="float">
            <text:p><text:s/>39,639,534 <text:s/></text:p>
          </table:table-cell>
          <table:table-cell table:style-name="ce42" office:value-type="float" office:value="4715349.404" calcext:value-type="float">
            <text:p><text:s/>4,715,349 <text:s/></text:p>
          </table:table-cell>
          <table:table-cell table:style-name="ce42" office:value-type="float" office:value="28041019.958248" calcext:value-type="float">
            <text:p><text:s/>28,041,020 <text:s/></text:p>
          </table:table-cell>
          <table:table-cell table:style-name="ce42" office:value-type="float" office:value="211551.6" calcext:value-type="float">
            <text:p><text:s/>211,552 <text:s/></text:p>
          </table:table-cell>
          <table:table-cell table:style-name="ce42" office:value-type="float" office:value="6549329.15" calcext:value-type="float">
            <text:p><text:s/>6,549,3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283.7" calcext:value-type="float">
            <text:p><text:s/>122,2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1018.01" calcext:value-type="float">
            <text:p><text:s/>11,0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2.31" calcext:value-type="float">
            <text:p><text:s/>1,3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25.7" calcext:value-type="float">
            <text:p><text:s/>9,6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64370.085244507" calcext:value-type="float">
            <text:p><text:s/>264,370 <text:s/></text:p>
          </table:table-cell>
          <table:table-cell table:style-name="ce42" office:value-type="float" office:value="52220.294" calcext:value-type="float">
            <text:p><text:s/>52,220 <text:s/></text:p>
          </table:table-cell>
          <table:table-cell table:style-name="ce42" office:value-type="float" office:value="523164.838617112" calcext:value-type="float">
            <text:p><text:s/>523,165 <text:s/></text:p>
          </table:table-cell>
          <table:table-cell table:style-name="ce42" office:value-type="float" office:value="-7194.43" calcext:value-type="float">
            <text:p><text:s/>-7,194 <text:s/></text:p>
          </table:table-cell>
          <table:table-cell table:style-name="ce42" office:value-type="float" office:value="-412543.217372605" calcext:value-type="float">
            <text:p><text:s/>-412,5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722.6" calcext:value-type="float">
            <text:p><text:s/>108,7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9364145.7170035" calcext:value-type="float">
            <text:p><text:s/>39,364,146 <text:s/></text:p>
          </table:table-cell>
          <table:table-cell table:style-name="ce43" office:value-type="float" office:value="4663129.11" calcext:value-type="float">
            <text:p><text:s/>4,663,129 <text:s/></text:p>
          </table:table-cell>
          <table:table-cell table:style-name="ce43" office:value-type="float" office:value="27517855.1196309" calcext:value-type="float">
            <text:p><text:s/>27,517,855 <text:s/></text:p>
          </table:table-cell>
          <table:table-cell table:style-name="ce43" office:value-type="float" office:value="217353.72" calcext:value-type="float">
            <text:p><text:s/>217,354 <text:s/></text:p>
          </table:table-cell>
          <table:table-cell table:style-name="ce43" office:value-type="float" office:value="6961872.36737261" calcext:value-type="float">
            <text:p><text:s/>6,961,87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35.4" calcext:value-type="float">
            <text:p><text:s/>3,93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60821.803431441" calcext:value-type="float">
            <text:p><text:s/>-160,822 <text:s/></text:p>
          </table:table-cell>
          <table:table-cell table:style-name="ce43" office:value-type="float" office:value="124468.158" calcext:value-type="float">
            <text:p><text:s/>124,468 <text:s/></text:p>
          </table:table-cell>
          <table:table-cell table:style-name="ce43" office:value-type="float" office:value="-170669.928397267" calcext:value-type="float">
            <text:p><text:s/>-170,670 <text:s/></text:p>
          </table:table-cell>
          <table:table-cell table:style-name="ce43" office:value-type="float" office:value="12437.78" calcext:value-type="float">
            <text:p><text:s/>12,438 <text:s/></text:p>
          </table:table-cell>
          <table:table-cell table:style-name="ce43" office:value-type="float" office:value="208421.386965826" calcext:value-type="float">
            <text:p><text:s/>208,42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35479.2" calcext:value-type="float">
            <text:p><text:s/>-335,47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8315125.2792003" calcext:value-type="float">
            <text:p><text:s/>38,315,125 <text:s/></text:p>
          </table:table-cell>
          <table:table-cell table:style-name="ce42" office:value-type="float" office:value="4538660.952" calcext:value-type="float">
            <text:p><text:s/>4,538,661 <text:s/></text:p>
          </table:table-cell>
          <table:table-cell table:style-name="ce42" office:value-type="float" office:value="22847969.623671" calcext:value-type="float">
            <text:p><text:s/>22,847,9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53450.98040678" calcext:value-type="float">
            <text:p><text:s/>6,753,4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3277.2" calcext:value-type="float">
            <text:p><text:s/>3,493,2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993594.050062" calcext:value-type="float">
            <text:p><text:s/>5,993,594 <text:s/></text:p>
          </table:table-cell>
          <table:table-cell table:style-name="ce42" office:value-type="float" office:value="4538660.952" calcext:value-type="float">
            <text:p><text:s/>4,538,661 <text:s/></text:p>
          </table:table-cell>
          <table:table-cell table:style-name="ce42" office:value-type="float" office:value="1454933.098062" calcext:value-type="float">
            <text:p><text:s/>1,454,9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620462.835" calcext:value-type="float">
            <text:p><text:s/>4,620,4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7185.635" calcext:value-type="float">
            <text:p><text:s/>1,127,1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93277.2" calcext:value-type="float">
            <text:p><text:s/>3,493,2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578734.1083009" calcext:value-type="float">
            <text:p><text:s/>18,578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6226.0878942" calcext:value-type="float">
            <text:p><text:s/>12,046,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32508.02040678" calcext:value-type="float">
            <text:p><text:s/>6,532,5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28077.984" calcext:value-type="float">
            <text:p><text:s/>628,0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8077.984" calcext:value-type="float">
            <text:p><text:s/>628,0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494256.30183736" calcext:value-type="float">
            <text:p><text:s/>8,494,25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591546.81871489" calcext:value-type="float">
            <text:p><text:s/>7,591,54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0942.96" calcext:value-type="float">
            <text:p><text:s/>220,9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096733.6461" calcext:value-type="float">
            <text:p><text:s/>7,096,7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974611.9" calcext:value-type="float">
            <text:p><text:s/>3,974,6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096733.6461" calcext:value-type="float">
            <text:p><text:s/>7,096,7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974611.9" calcext:value-type="float">
            <text:p><text:s/>3,974,6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13896.7588" calcext:value-type="float">
            <text:p><text:s/>1,113,89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52787.2945" calcext:value-type="float">
            <text:p><text:s/>552,78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61109.4643" calcext:value-type="float">
            <text:p><text:s/>561,10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08041.626" calcext:value-type="float">
            <text:p><text:s/>108,04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3491.9" calcext:value-type="float">
            <text:p><text:s/>53,49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084637.50253464" calcext:value-type="float">
            <text:p><text:s/>7,084,63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840555.42435711" calcext:value-type="float">
            <text:p><text:s/>4,840,555 <text:s/></text:p>
          </table:table-cell>
          <table:table-cell table:style-name="ce44" office:value-type="float" office:value="204915.94" calcext:value-type="float">
            <text:p><text:s/>204,91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67257.4" calcext:value-type="float">
            <text:p><text:s/>767,25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766107.02253464" calcext:value-type="float">
            <text:p><text:s/>6,766,1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840555.42435711" calcext:value-type="float">
            <text:p><text:s/>4,840,555 <text:s/></text:p>
          </table:table-cell>
          <table:table-cell table:style-name="ce44" office:value-type="float" office:value="173080.96" calcext:value-type="float">
            <text:p><text:s/>173,08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80561.9" calcext:value-type="float">
            <text:p><text:s/>480,56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766107.02253464" calcext:value-type="float">
            <text:p><text:s/>6,766,1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40555.42435711" calcext:value-type="float">
            <text:p><text:s/>4,840,555 <text:s/></text:p>
          </table:table-cell>
          <table:table-cell table:style-name="ce42" office:value-type="float" office:value="173080.96" calcext:value-type="float">
            <text:p><text:s/>173,0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561.9" calcext:value-type="float">
            <text:p><text:s/>480,5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4036.90496" calcext:value-type="float">
            <text:p><text:s/>44,0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036.90496" calcext:value-type="float">
            <text:p><text:s/>44,0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51785.499648" calcext:value-type="float">
            <text:p><text:s/>451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1785.499648" calcext:value-type="float">
            <text:p><text:s/>451,7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19824.795962844" calcext:value-type="float">
            <text:p><text:s/>519,8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824.795962844" calcext:value-type="float">
            <text:p><text:s/>519,8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951625.91060801" calcext:value-type="float">
            <text:p><text:s/>1,951,6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6330.55060801" calcext:value-type="float">
            <text:p><text:s/>1,946,3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18386.84242766" calcext:value-type="float">
            <text:p><text:s/>1,318,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8386.84242766" calcext:value-type="float">
            <text:p><text:s/>1,318,3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0473.2678778403" calcext:value-type="float">
            <text:p>( 80,47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0473.2678778403" calcext:value-type="float">
            <text:p>( 80,47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37913.57454982" calcext:value-type="float">
            <text:p>( 1,237,91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37913.57454982" calcext:value-type="float">
            <text:p>( 1,237,91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84714.59298223" calcext:value-type="float">
            <text:p><text:s/>484,7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4714.59298223" calcext:value-type="float">
            <text:p><text:s/>484,7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42095.878590122" calcext:value-type="float">
            <text:p><text:s/>142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095.878590122" calcext:value-type="float">
            <text:p><text:s/>142,0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428.596608" calcext:value-type="float">
            <text:p><text:s/>6,42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33.236608" calcext:value-type="float">
            <text:p><text:s/>1,13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47.2" calcext:value-type="float">
            <text:p><text:s/>5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7.2" calcext:value-type="float">
            <text:p><text:s/>5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293.056896" calcext:value-type="float">
            <text:p><text:s/>3,2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3.056896" calcext:value-type="float">
            <text:p><text:s/>3,2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28777.379584" calcext:value-type="float">
            <text:p><text:s/>1,728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8777.379584" calcext:value-type="float">
            <text:p><text:s/>1,728,7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67191.4816" calcext:value-type="float">
            <text:p><text:s/>1,367,1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7191.4816" calcext:value-type="float">
            <text:p><text:s/>1,367,1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61585.897984" calcext:value-type="float">
            <text:p><text:s/>361,5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1585.897984" calcext:value-type="float">
            <text:p><text:s/>361,5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921546.25123354" calcext:value-type="float">
            <text:p><text:s/>1,921,5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0.013056" calcext:value-type="float">
            <text:p><text:s/>1,290 <text:s/></text:p>
          </table:table-cell>
          <table:table-cell table:style-name="ce42" office:value-type="float" office:value="173080.96" calcext:value-type="float">
            <text:p><text:s/>173,0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561.9" calcext:value-type="float">
            <text:p><text:s/>480,5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920324.94460954" calcext:value-type="float">
            <text:p><text:s/>1,920,3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.706432" calcext:value-type="float">
            <text:p><text:s/>69 <text:s/></text:p>
          </table:table-cell>
          <table:table-cell table:style-name="ce42" office:value-type="float" office:value="173080.96" calcext:value-type="float">
            <text:p><text:s/>173,0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561.9" calcext:value-type="float">
            <text:p><text:s/>480,5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221.306624" calcext:value-type="float">
            <text:p><text:s/>1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1.306624" calcext:value-type="float">
            <text:p><text:s/>1,2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0.17344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.17344" calcext:value-type="float">
            <text:p><text:s/>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4649.850202251" calcext:value-type="float">
            <text:p><text:s/>144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649.850202251" calcext:value-type="float">
            <text:p><text:s/>144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18530.48" calcext:value-type="float">
            <text:p><text:s/>318,5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34.98" calcext:value-type="float">
            <text:p><text:s/>31,8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695.5" calcext:value-type="float">
            <text:p><text:s/>286,6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18530.48" calcext:value-type="float">
            <text:p><text:s/>318,5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34.98" calcext:value-type="float">
            <text:p><text:s/>31,8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695.5" calcext:value-type="float">
            <text:p><text:s/>286,6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1471539.510541" calcext:value-type="float">
            <text:p><text:s/>121,471,5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280612.9850192" calcext:value-type="float">
            <text:p><text:s/>87,280,6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27449.4863018" calcext:value-type="float">
            <text:p><text:s/>33,127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6890661.036" calcext:value-type="float">
            <text:p><text:s/>86,890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264410.5496982" calcext:value-type="float">
            <text:p><text:s/>56,264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26250.4863018" calcext:value-type="float">
            <text:p><text:s/>30,626,2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152782.069633" calcext:value-type="float">
            <text:p><text:s/>2,152,7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2782.069633" calcext:value-type="float">
            <text:p><text:s/>2,152,7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2428096.404908" calcext:value-type="float">
            <text:p><text:s/>32,428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863420.365688" calcext:value-type="float">
            <text:p><text:s/>28,863,4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199" calcext:value-type="float">
            <text:p><text:s/>2,501,1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952546.521768" calcext:value-type="float">
            <text:p><text:s/>21,952,5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51753.521768" calcext:value-type="float">
            <text:p><text:s/>19,751,7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0793" calcext:value-type="float">
            <text:p><text:s/>2,200,7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952546.521768" calcext:value-type="float">
            <text:p><text:s/>21,952,54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751753.521768" calcext:value-type="float">
            <text:p><text:s/>19,751,7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00793" calcext:value-type="float">
            <text:p><text:s/>2,200,7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49550.2640466477" calcext:value-type="float">
            <text:p><text:s/>49,550 <text:s/></text:p>
          </table:table-cell>
          <table:table-cell table:style-name="ce41" office:value-type="float" office:value="9461.7" calcext:value-type="float">
            <text:p><text:s/>9,462 <text:s/></text:p>
          </table:table-cell>
          <table:table-cell table:style-name="ce41" office:value-type="float" office:value="40088.5640466477" calcext:value-type="float">
            <text:p><text:s/>40,089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450756.2564942" calcext:value-type="float">
            <text:p><text:s/>61,450,756 <text:s/></text:p>
          </table:table-cell>
          <table:table-cell table:style-name="ce42" office:value-type="float" office:value="43724157.3" calcext:value-type="float">
            <text:p><text:s/>43,724,1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8869.8995" calcext:value-type="float">
            <text:p><text:s/>378,8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2648.801292" calcext:value-type="float">
            <text:p><text:s/>1,382,6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50587.1079182" calcext:value-type="float">
            <text:p><text:s/>17,550,5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250.683859" calcext:value-type="float">
            <text:p><text:s/>107,2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3961.96" calcext:value-type="float">
            <text:p><text:s/>1,223,9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0179.2" calcext:value-type="float">
            <text:p><text:s/>2,200,1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421880.232505" calcext:value-type="float">
            <text:p><text:s/>-1,421,880 <text:s/></text:p>
          </table:table-cell>
          <table:table-cell table:style-name="ce42" office:value-type="float" office:value="-479063.7" calcext:value-type="float">
            <text:p><text:s/>-479,0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000000000016" calcext:value-type="float">
            <text:p><text:s/>0 <text:s/></text:p>
          </table:table-cell>
          <table:table-cell table:style-name="ce42" office:value-type="float" office:value="-116690.741577" calcext:value-type="float">
            <text:p><text:s/>-116,69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947458.4851276" calcext:value-type="float">
            <text:p><text:s/>41,947,458 <text:s/></text:p>
          </table:table-cell>
          <table:table-cell table:style-name="ce43" office:value-type="float" office:value="44212682.7" calcext:value-type="float">
            <text:p><text:s/>44,212,683 <text:s/></text:p>
          </table:table-cell>
          <table:table-cell table:style-name="ce43" office:value-type="float" office:value="40088.5640466477" calcext:value-type="float">
            <text:p><text:s/>40,089 <text:s/></text:p>
          </table:table-cell>
          <table:table-cell table:style-name="ce43" office:value-type="float" office:value="378869.8995" calcext:value-type="float">
            <text:p><text:s/>378,870 <text:s/></text:p>
          </table:table-cell>
          <table:table-cell table:style-name="ce43" office:value-type="float" office:value="-0.000000000016" calcext:value-type="float">
            <text:p><text:s/>-0 <text:s/></text:p>
          </table:table-cell>
          <table:table-cell table:style-name="ce43" office:value-type="float" office:value="1392088.85901" calcext:value-type="float">
            <text:p><text:s/>1,392,0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22532.059189" calcext:value-type="float">
            <text:p><text:s/>6,122,5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186.489189" calcext:value-type="float">
            <text:p><text:s/>216,18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2" calcext:value-type="float">
            <text:p><text:s/>-0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251775.539787159" calcext:value-type="float">
            <text:p><text:s/>-251,776 <text:s/></text:p>
          </table:table-cell>
          <table:table-cell table:style-name="ce43" office:value-type="float" office:value="-44782.2" calcext:value-type="float">
            <text:p><text:s/>-44,7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74804.486525159" calcext:value-type="float">
            <text:p><text:s/>-74,8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13209.879837594" calcext:value-type="float">
            <text:p><text:s/>213,210 <text:s/></text:p>
          </table:table-cell>
          <table:table-cell table:style-name="ce42" office:value-type="float" office:value="386930.125145369" calcext:value-type="float">
            <text:p><text:s/>386,930 <text:s/></text:p>
          </table:table-cell>
          <table:table-cell table:style-name="ce42" office:value-type="float" office:value="81626.5181395004" calcext:value-type="float">
            <text:p><text:s/>81,627 <text:s/></text:p>
          </table:table-cell>
          <table:table-cell table:style-name="ce42" office:value-type="float" office:value="46305248.037554" calcext:value-type="float">
            <text:p><text:s/>46,305,248 <text:s/></text:p>
          </table:table-cell>
          <table:table-cell table:style-name="ce42" office:value-type="float" office:value="44257464.9" calcext:value-type="float">
            <text:p><text:s/>44,257,465 <text:s/></text:p>
          </table:table-cell>
          <table:table-cell table:style-name="ce42" office:value-type="float" office:value="40088.5640466477" calcext:value-type="float">
            <text:p><text:s/>40,089 <text:s/></text:p>
          </table:table-cell>
          <table:table-cell table:style-name="ce42" office:value-type="float" office:value="378869.8995" calcext:value-type="float">
            <text:p><text:s/>378,870 <text:s/></text:p>
          </table:table-cell>
          <table:table-cell table:style-name="ce42" office:value-type="float" office:value="13587.1981303476" calcext:value-type="float">
            <text:p><text:s/>13,5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676423.3635467" calcext:value-type="float">
            <text:p><text:s/>44,676,423 <text:s/></text:p>
          </table:table-cell>
          <table:table-cell table:style-name="ce42" office:value-type="float" office:value="44257464.9" calcext:value-type="float">
            <text:p><text:s/>44,257,465 <text:s/></text:p>
          </table:table-cell>
          <table:table-cell table:style-name="ce42" office:value-type="float" office:value="40088.5640466477" calcext:value-type="float">
            <text:p><text:s/>40,089 <text:s/></text:p>
          </table:table-cell>
          <table:table-cell table:style-name="ce42" office:value-type="float" office:value="378869.8995" calcext:value-type="float">
            <text:p><text:s/>378,8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1853.92" calcext:value-type="float">
            <text:p><text:s/>1,281,8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6.24" calcext:value-type="float">
            <text:p><text:s/>3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13209.879837594" calcext:value-type="float">
            <text:p><text:s/>213,210 <text:s/></text:p>
          </table:table-cell>
          <table:table-cell table:style-name="ce43" office:value-type="float" office:value="386930.125145369" calcext:value-type="float">
            <text:p><text:s/>386,930 <text:s/></text:p>
          </table:table-cell>
          <table:table-cell table:style-name="ce43" office:value-type="float" office:value="81626.5181395004" calcext:value-type="float">
            <text:p><text:s/>81,627 <text:s/></text:p>
          </table:table-cell>
          <table:table-cell table:style-name="ce43" office:value-type="float" office:value="343424.514007393" calcext:value-type="float">
            <text:p><text:s/>343,42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587.1981303476" calcext:value-type="float">
            <text:p><text:s/>13,58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79604.76" calcext:value-type="float">
            <text:p><text:s/>1,279,605 <text:s/></text:p>
          </table:table-cell>
          <table:table-cell table:style-name="ce42" office:value-type="float" office:value="1604197.6188" calcext:value-type="float">
            <text:p><text:s/>1,604,198 <text:s/></text:p>
          </table:table-cell>
          <table:table-cell table:style-name="ce42" office:value-type="float" office:value="238319.3673" calcext:value-type="float">
            <text:p><text:s/>238,319 <text:s/></text:p>
          </table:table-cell>
          <table:table-cell table:style-name="ce42" office:value-type="float" office:value="51509120.3103584" calcext:value-type="float">
            <text:p><text:s/>51,509,1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2782.3837404" calcext:value-type="float">
            <text:p><text:s/>1,462,782 <text:s/></text:p>
          </table:table-cell>
          <table:table-cell table:style-name="ce42" office:value-type="float" office:value="1783319.301144" calcext:value-type="float">
            <text:p><text:s/>1,783,3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79604.76" calcext:value-type="float">
            <text:p><text:s/>1,279,605 <text:s/></text:p>
          </table:table-cell>
          <table:table-cell table:style-name="ce42" office:value-type="float" office:value="1604197.6188" calcext:value-type="float">
            <text:p><text:s/>1,604,198 <text:s/></text:p>
          </table:table-cell>
          <table:table-cell table:style-name="ce42" office:value-type="float" office:value="238319.3673" calcext:value-type="float">
            <text:p><text:s/>238,319 <text:s/></text:p>
          </table:table-cell>
          <table:table-cell table:style-name="ce42" office:value-type="float" office:value="46850637.0589328" calcext:value-type="float">
            <text:p><text:s/>46,850,6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2782.3837404" calcext:value-type="float">
            <text:p><text:s/>1,462,782 <text:s/></text:p>
          </table:table-cell>
          <table:table-cell table:style-name="ce42" office:value-type="float" office:value="1600716.1829184" calcext:value-type="float">
            <text:p><text:s/>1,600,7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58483.2514256" calcext:value-type="float">
            <text:p><text:s/>4,658,48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82603.1182256" calcext:value-type="float">
            <text:p><text:s/>182,6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94831.7" calcext:value-type="float">
            <text:p><text:s/>194,832 <text:s/></text:p>
          </table:table-cell>
          <table:table-cell table:style-name="ce42" office:value-type="float" office:value="855889.1208" calcext:value-type="float">
            <text:p><text:s/>855,889 <text:s/></text:p>
          </table:table-cell>
          <table:table-cell table:style-name="ce42" office:value-type="float" office:value="63175.938" calcext:value-type="float">
            <text:p><text:s/>63,176 <text:s/></text:p>
          </table:table-cell>
          <table:table-cell table:style-name="ce42" office:value-type="float" office:value="2251397.91446192" calcext:value-type="float">
            <text:p><text:s/>2,251,3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9078.07507978" calcext:value-type="float">
            <text:p><text:s/>1,449,078 <text:s/></text:p>
          </table:table-cell>
          <table:table-cell table:style-name="ce42" office:value-type="float" office:value="62661.534619611" calcext:value-type="float">
            <text:p><text:s/>62,6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8.16" calcext:value-type="float">
            <text:p><text:s/>2,3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0858.3" calcext:value-type="float">
            <text:p><text:s/>180,858 <text:s/></text:p>
          </table:table-cell>
          <table:table-cell table:style-name="ce42" office:value-type="float" office:value="308780.3439" calcext:value-type="float">
            <text:p><text:s/>308,780 <text:s/></text:p>
          </table:table-cell>
          <table:table-cell table:style-name="ce42" office:value-type="float" office:value="63148.6506" calcext:value-type="float">
            <text:p><text:s/>63,149 <text:s/></text:p>
          </table:table-cell>
          <table:table-cell table:style-name="ce42" office:value-type="float" office:value="19748.16" calcext:value-type="float">
            <text:p><text:s/>19,7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3973.4" calcext:value-type="float">
            <text:p><text:s/>13,973 <text:s/></text:p>
          </table:table-cell>
          <table:table-cell table:style-name="ce42" office:value-type="float" office:value="547108.7769" calcext:value-type="float">
            <text:p><text:s/>547,109 <text:s/></text:p>
          </table:table-cell>
          <table:table-cell table:style-name="ce42" office:value-type="float" office:value="27.2874" calcext:value-type="float">
            <text:p><text:s/>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48" calcext:value-type="float">
            <text:p><text:s/>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6538.29852531" calcext:value-type="float">
            <text:p><text:s/>2,226,5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9078.07507978" calcext:value-type="float">
            <text:p><text:s/>1,449,078 <text:s/></text:p>
          </table:table-cell>
          <table:table-cell table:style-name="ce42" office:value-type="float" office:value="61616.098683" calcext:value-type="float">
            <text:p><text:s/>61,6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09.92" calcext:value-type="float">
            <text:p><text:s/>1,6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70.89593661096" calcext:value-type="float">
            <text:p><text:s/>1,1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45.43593661096" calcext:value-type="float">
            <text:p><text:s/>1,04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4526.34" calcext:value-type="float">
            <text:p><text:s/>4,526 <text:s/></text:p>
          </table:table-cell>
          <table:table-cell table:style-name="ce44" office:value-type="float" office:value="24906.2688" calcext:value-type="float">
            <text:p><text:s/>24,906 <text:s/></text:p>
          </table:table-cell>
          <table:table-cell table:style-name="ce44" office:value-type="float" office:value="25117.1172" calcext:value-type="float">
            <text:p><text:s/>25,11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67036.840162406" calcext:value-type="float">
            <text:p><text:s/>867,037 <text:s/></text:p>
          </table:table-cell>
          <table:table-cell table:style-name="ce44" office:value-type="float" office:value="336472.104054631" calcext:value-type="float">
            <text:p><text:s/>336,472 <text:s/></text:p>
          </table:table-cell>
          <table:table-cell table:style-name="ce44" office:value-type="float" office:value="68399.7939604997" calcext:value-type="float">
            <text:p><text:s/>68,400 <text:s/></text:p>
          </table:table-cell>
          <table:table-cell table:style-name="ce44" office:value-type="float" office:value="39029176.3240682" calcext:value-type="float">
            <text:p><text:s/>39,029,17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7.110530269867" calcext:value-type="float">
            <text:p><text:s/>117 <text:s/></text:p>
          </table:table-cell>
          <table:table-cell table:style-name="ce44" office:value-type="float" office:value="2971364.62287055" calcext:value-type="float">
            <text:p><text:s/>2,971,3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67036.840162406" calcext:value-type="float">
            <text:p><text:s/>867,037 <text:s/></text:p>
          </table:table-cell>
          <table:table-cell table:style-name="ce44" office:value-type="float" office:value="336472.104054631" calcext:value-type="float">
            <text:p><text:s/>336,472 <text:s/></text:p>
          </table:table-cell>
          <table:table-cell table:style-name="ce44" office:value-type="float" office:value="68399.7939604997" calcext:value-type="float">
            <text:p><text:s/>68,400 <text:s/></text:p>
          </table:table-cell>
          <table:table-cell table:style-name="ce44" office:value-type="float" office:value="16910871.0611702" calcext:value-type="float">
            <text:p><text:s/>16,910,87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7.110530269867" calcext:value-type="float">
            <text:p><text:s/>117 <text:s/></text:p>
          </table:table-cell>
          <table:table-cell table:style-name="ce44" office:value-type="float" office:value="1562129.01961555" calcext:value-type="float">
            <text:p><text:s/>1,562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67036.840162406" calcext:value-type="float">
            <text:p><text:s/>867,037 <text:s/></text:p>
          </table:table-cell>
          <table:table-cell table:style-name="ce42" office:value-type="float" office:value="336472.104054631" calcext:value-type="float">
            <text:p><text:s/>336,472 <text:s/></text:p>
          </table:table-cell>
          <table:table-cell table:style-name="ce42" office:value-type="float" office:value="68399.7939604997" calcext:value-type="float">
            <text:p><text:s/>68,400 <text:s/></text:p>
          </table:table-cell>
          <table:table-cell table:style-name="ce42" office:value-type="float" office:value="2832682.2008687" calcext:value-type="float">
            <text:p><text:s/>2,832,6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.110530269867" calcext:value-type="float">
            <text:p><text:s/>117 <text:s/></text:p>
          </table:table-cell>
          <table:table-cell table:style-name="ce42" office:value-type="float" office:value="304694.569314" calcext:value-type="float">
            <text:p><text:s/>304,6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787.946302" calcext:value-type="float">
            <text:p><text:s/>35,7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1.246302" calcext:value-type="float">
            <text:p><text:s/>2,7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528.519201798" calcext:value-type="float">
            <text:p><text:s/>224,5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03.96864" calcext:value-type="float">
            <text:p><text:s/>5,4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469.893801" calcext:value-type="float">
            <text:p><text:s/>330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2.813801" calcext:value-type="float">
            <text:p><text:s/>8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76.686935" calcext:value-type="float">
            <text:p><text:s/>19,9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66.766935" calcext:value-type="float">
            <text:p><text:s/>2,4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28.598169" calcext:value-type="float">
            <text:p><text:s/>7,5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.118169" calcext:value-type="float">
            <text:p><text:s/>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890.9404681151" calcext:value-type="float">
            <text:p><text:s/>95,8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2.557361" calcext:value-type="float">
            <text:p><text:s/>1,9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9.717327" calcext:value-type="float">
            <text:p><text:s/>3,3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99.217327" calcext:value-type="float">
            <text:p><text:s/>2,3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295.36" calcext:value-type="float">
            <text:p><text:s/>5,2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5429.670033758" calcext:value-type="float">
            <text:p><text:s/>965,4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.110530269867" calcext:value-type="float">
            <text:p><text:s/>117 <text:s/></text:p>
          </table:table-cell>
          <table:table-cell table:style-name="ce42" office:value-type="float" office:value="162365.132772" calcext:value-type="float">
            <text:p><text:s/>162,3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9671.034862963" calcext:value-type="float">
            <text:p><text:s/>699,6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512.582762" calcext:value-type="float">
            <text:p><text:s/>52,5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90329.36701217" calcext:value-type="float">
            <text:p>( 590,32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2512.582762" calcext:value-type="float">
            <text:p>( 52,51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8966.307850794" calcext:value-type="float">
            <text:p>( 108,96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75.36" calcext:value-type="float">
            <text:p>( 37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712.838959076" calcext:value-type="float">
            <text:p><text:s/>112,7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.110530269867" calcext:value-type="float">
            <text:p><text:s/>11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07.8062017184" calcext:value-type="float">
            <text:p><text:s/>38,3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295.36" calcext:value-type="float">
            <text:p><text:s/>5,295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4737.99001" calcext:value-type="float">
            <text:p><text:s/>114,73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09852.55001" calcext:value-type="float">
            <text:p><text:s/>109,8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258.488396" calcext:value-type="float">
            <text:p><text:s/>94,2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61.208396" calcext:value-type="float">
            <text:p><text:s/>2,8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28.959611" calcext:value-type="float">
            <text:p><text:s/>47,8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67.239611" calcext:value-type="float">
            <text:p><text:s/>2,86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3298.346171" calcext:value-type="float">
            <text:p><text:s/>73,29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183.226171" calcext:value-type="float">
            <text:p><text:s/>5,1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109.949624" calcext:value-type="float">
            <text:p><text:s/>250,1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57.609624" calcext:value-type="float">
            <text:p><text:s/>6,9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81.84" calcext:value-type="float">
            <text:p><text:s/>44,7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328.109624" calcext:value-type="float">
            <text:p><text:s/>205,3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57.609624" calcext:value-type="float">
            <text:p><text:s/>6,9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041.521384" calcext:value-type="float">
            <text:p>( 5,04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31.121384" calcext:value-type="float">
            <text:p>( 4,93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850.11235" calcext:value-type="float">
            <text:p>( 2,85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749.05235" calcext:value-type="float">
            <text:p>( 1,74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61741.480162406" calcext:value-type="float">
            <text:p><text:s/>861,741 <text:s/></text:p>
          </table:table-cell>
          <table:table-cell table:style-name="ce42" office:value-type="float" office:value="336472.104054631" calcext:value-type="float">
            <text:p><text:s/>336,472 <text:s/></text:p>
          </table:table-cell>
          <table:table-cell table:style-name="ce42" office:value-type="float" office:value="68399.7939604997" calcext:value-type="float">
            <text:p><text:s/>68,400 <text:s/></text:p>
          </table:table-cell>
          <table:table-cell table:style-name="ce42" office:value-type="float" office:value="335930.616432" calcext:value-type="float">
            <text:p><text:s/>335,9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92.606032" calcext:value-type="float">
            <text:p><text:s/>16,1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61741.480162406" calcext:value-type="float">
            <text:p><text:s/>861,741 <text:s/></text:p>
          </table:table-cell>
          <table:table-cell table:style-name="ce42" office:value-type="float" office:value="336472.104054631" calcext:value-type="float">
            <text:p><text:s/>336,472 <text:s/></text:p>
          </table:table-cell>
          <table:table-cell table:style-name="ce42" office:value-type="float" office:value="68399.7939604997" calcext:value-type="float">
            <text:p><text:s/>68,400 <text:s/></text:p>
          </table:table-cell>
          <table:table-cell table:style-name="ce42" office:value-type="float" office:value="282782.85384" calcext:value-type="float">
            <text:p><text:s/>282,7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46.44344" calcext:value-type="float">
            <text:p><text:s/>9,7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147.762592" calcext:value-type="float">
            <text:p><text:s/>53,1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46.162592" calcext:value-type="float">
            <text:p><text:s/>6,4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484.587885" calcext:value-type="float">
            <text:p>( 6,48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457.067885" calcext:value-type="float">
            <text:p>( 4,45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067.768272" calcext:value-type="float">
            <text:p><text:s/>62,0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44.178272" calcext:value-type="float">
            <text:p><text:s/>3,74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275.758189" calcext:value-type="float">
            <text:p><text:s/>8,27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81.478189" calcext:value-type="float">
            <text:p><text:s/>2,6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010.289969" calcext:value-type="float">
            <text:p><text:s/>64,0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36.349969" calcext:value-type="float">
            <text:p><text:s/>3,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60.189507" calcext:value-type="float">
            <text:p><text:s/>31,5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31.569507" calcext:value-type="float">
            <text:p><text:s/>6,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404.791688" calcext:value-type="float">
            <text:p><text:s/>85,4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530.111688" calcext:value-type="float">
            <text:p><text:s/>75,5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6.0040000252" calcext:value-type="float">
            <text:p><text:s/>7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160.550548" calcext:value-type="float">
            <text:p><text:s/>65,1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7.170548" calcext:value-type="float">
            <text:p><text:s/>76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1078.516224" calcext:value-type="float">
            <text:p><text:s/>31,0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95626.418464" calcext:value-type="float">
            <text:p><text:s/>11,595,6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351.485524" calcext:value-type="float">
            <text:p><text:s/>81,3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160.8" calcext:value-type="float">
            <text:p><text:s/>79,1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39995.658464" calcext:value-type="float">
            <text:p><text:s/>11,339,9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351.485524" calcext:value-type="float">
            <text:p><text:s/>81,3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064.8" calcext:value-type="float">
            <text:p><text:s/>27,0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405.16" calcext:value-type="float">
            <text:p><text:s/>149,4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922.918163" calcext:value-type="float">
            <text:p><text:s/>415,9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33110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944.118163" calcext:value-type="float">
            <text:p><text:s/>89,9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33110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5978.8" calcext:value-type="float">
            <text:p><text:s/>325,9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209.252458959" calcext:value-type="float">
            <text:p><text:s/>952,2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627.3624589589" calcext:value-type="float">
            <text:p><text:s/>61,6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662.696775959" calcext:value-type="float">
            <text:p><text:s/>434,6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529.6567759589" calcext:value-type="float">
            <text:p><text:s/>61,5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66.36" calcext:value-type="float">
            <text:p><text:s/>7,5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65.92" calcext:value-type="float">
            <text:p><text:s/>11,9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67.76" calcext:value-type="float">
            <text:p><text:s/>9,4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22.42" calcext:value-type="float">
            <text:p><text:s/>5,0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675.39" calcext:value-type="float">
            <text:p><text:s/>349,6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3848.705683" calcext:value-type="float">
            <text:p><text:s/>133,84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7.705683" calcext:value-type="float">
            <text:p><text:s/>9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14430.27121559" calcext:value-type="float">
            <text:p><text:s/>1,114,43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14430.27121559" calcext:value-type="float">
            <text:p><text:s/>1,114,4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18305.262898" calcext:value-type="float">
            <text:p><text:s/>22,118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9235.603255" calcext:value-type="float">
            <text:p><text:s/>1,409,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18305.262898" calcext:value-type="float">
            <text:p><text:s/>22,118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9235.603255" calcext:value-type="float">
            <text:p><text:s/>1,409,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726435.243255" calcext:value-type="float">
            <text:p>( 18,726,43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09235.603255" calcext:value-type="float">
            <text:p>( 1,409,23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2704.038983" calcext:value-type="float">
            <text:p><text:s/>382,704 <text:s/></text:p>
          </table:table-cell>
          <table:table-cell table:style-name="ce42" office:value-type="float" office:value="597116.455112" calcext:value-type="float">
            <text:p><text:s/>597,116 <text:s/></text:p>
          </table:table-cell>
          <table:table-cell table:style-name="ce42" office:value-type="float" office:value="83656.545125" calcext:value-type="float">
            <text:p><text:s/>83,657 <text:s/></text:p>
          </table:table-cell>
          <table:table-cell table:style-name="ce42" office:value-type="float" office:value="6798645.022345" calcext:value-type="float">
            <text:p><text:s/>6,798,6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32.421201" calcext:value-type="float">
            <text:p><text:s/>75,0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5254.669" calcext:value-type="float">
            <text:p><text:s/>5,275,2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39.661665" calcext:value-type="float">
            <text:p><text:s/>11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82704.038983" calcext:value-type="float">
            <text:p><text:s/>382,704 <text:s/></text:p>
          </table:table-cell>
          <table:table-cell table:style-name="ce42" office:value-type="float" office:value="597116.455112" calcext:value-type="float">
            <text:p><text:s/>597,116 <text:s/></text:p>
          </table:table-cell>
          <table:table-cell table:style-name="ce42" office:value-type="float" office:value="83656.545125" calcext:value-type="float">
            <text:p><text:s/>83,657 <text:s/></text:p>
          </table:table-cell>
          <table:table-cell table:style-name="ce42" office:value-type="float" office:value="1511550.69168" calcext:value-type="float">
            <text:p><text:s/>1,511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32.421201" calcext:value-type="float">
            <text:p><text:s/>75,0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8259.565232" calcext:value-type="float">
            <text:p><text:s/>808,2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08259.565232" calcext:value-type="float">
            <text:p><text:s/>808,26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18921.22" calcext:value-type="float">
            <text:p><text:s/>12,518,9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53137.2" calcext:value-type="float">
            <text:p><text:s/>4,253,1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3735.2" calcext:value-type="float">
            <text:p><text:s/>1,263,7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200179.2" calcext:value-type="float">
            <text:p><text:s/>2,200,1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5705.2" calcext:value-type="float">
            <text:p><text:s/>-115,705 <text:s/></text:p>
          </table:table-cell>
          <table:table-cell table:number-columns-repeated="2" table:style-name="ce42" office:value-type="float" office:value="31316.766" calcext:value-type="float">
            <text:p><text:s/>31,3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51.2" calcext:value-type="float">
            <text:p><text:s/>47,851 <text:s/></text:p>
          </table:table-cell>
          <table:table-cell table:style-name="ce42" office:value-type="float" office:value="-3501.15" calcext:value-type="float">
            <text:p><text:s/>-3,5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634626.42" calcext:value-type="float">
            <text:p><text:s/>12,634,626 <text:s/></text:p>
          </table:table-cell>
          <table:table-cell table:number-columns-repeated="2" table:style-name="ce43" office:value-type="float" office:value="-4284453.966" calcext:value-type="float">
            <text:p><text:s/>-4,284,45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511765.6" calcext:value-type="float">
            <text:p><text:s/>-3,511,766 <text:s/></text:p>
          </table:table-cell>
          <table:table-cell table:style-name="ce43" office:value-type="float" office:value="3501.15" calcext:value-type="float">
            <text:p><text:s/>3,5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5761.24" calcext:value-type="float">
            <text:p><text:s/>3,745,761 <text:s/></text:p>
          </table:table-cell>
          <table:table-cell table:number-columns-repeated="2" table:style-name="ce42" office:value-type="float" office:value="97307.34" calcext:value-type="float">
            <text:p><text:s/>97,3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85.6" calcext:value-type="float">
            <text:p><text:s/>18,6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021.56" calcext:value-type="float">
            <text:p><text:s/>-7,022 <text:s/></text:p>
          </table:table-cell>
          <table:table-cell table:number-columns-repeated="2" table:style-name="ce43" office:value-type="float" office:value="-79365.078" calcext:value-type="float">
            <text:p><text:s/>-79,36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6096.8" calcext:value-type="float">
            <text:p><text:s/>116,097 <text:s/></text:p>
          </table:table-cell>
          <table:table-cell table:style-name="ce43" office:value-type="float" office:value="-27.2" calcext:value-type="float">
            <text:p><text:s/>-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1312.9" calcext:value-type="float">
            <text:p><text:s/>8,421,313 <text:s/></text:p>
          </table:table-cell>
          <table:table-cell table:number-columns-repeated="2" table:style-name="ce42" office:value-type="float" office:value="11950906.968" calcext:value-type="float">
            <text:p><text:s/>11,950,9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69897.6" calcext:value-type="float">
            <text:p><text:s/>3,869,8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21312.9" calcext:value-type="float">
            <text:p><text:s/>8,421,313 <text:s/></text:p>
          </table:table-cell>
          <table:table-cell table:number-columns-repeated="2" table:style-name="ce42" office:value-type="float" office:value="7730227.7244" calcext:value-type="float">
            <text:p><text:s/>7,730,2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69897.6" calcext:value-type="float">
            <text:p><text:s/>3,869,8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220679.2436" calcext:value-type="float">
            <text:p><text:s/>4,220,67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24.36" calcext:value-type="float">
            <text:p><text:s/>3,3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99.62" calcext:value-type="float">
            <text:p><text:s/>1,7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09.92" calcext:value-type="float">
            <text:p><text:s/>1,6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4.82" calcext:value-type="float">
            <text:p><text:s/>1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317199.64" calcext:value-type="float">
            <text:p><text:s/>17,317,200 <text:s/></text:p>
          </table:table-cell>
          <table:table-cell table:number-columns-repeated="2" table:style-name="ce44" office:value-type="float" office:value="7645186.38" calcext:value-type="float">
            <text:p><text:s/>7,645,18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3349.6" calcext:value-type="float">
            <text:p><text:s/>223,350 <text:s/></text:p>
          </table:table-cell>
          <table:table-cell table:style-name="ce44" office:value-type="float" office:value="3525.8" calcext:value-type="float">
            <text:p><text:s/>3,52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645186.38" calcext:value-type="float">
            <text:p><text:s/>7,645,18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3349.6" calcext:value-type="float">
            <text:p><text:s/>223,350 <text:s/></text:p>
          </table:table-cell>
          <table:table-cell table:style-name="ce44" office:value-type="float" office:value="3525.8" calcext:value-type="float">
            <text:p><text:s/>3,5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25.52" calcext:value-type="float">
            <text:p><text:s/>5,5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6.4" calcext:value-type="float">
            <text:p><text:s/>1,206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.18" calcext:value-type="float">
            <text:p><text:s/>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8.16" calcext:value-type="float">
            <text:p><text:s/>3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8.28" calcext:value-type="float">
            <text:p><text:s/>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8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.44" calcext:value-type="float">
            <text:p><text:s/>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8.4" calcext:value-type="float">
            <text:p><text:s/>1,1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9.98" calcext:value-type="float">
            <text:p><text:s/>1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1.4" calcext:value-type="float">
            <text:p><text:s/>1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8.58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7.48" calcext:value-type="float">
            <text:p><text:s/>2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3.16" calcext:value-type="float">
            <text:p><text:s/>1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.32" calcext:value-type="float">
            <text:p><text:s/>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7.44" calcext:value-type="float">
            <text:p><text:s/>3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7.62" calcext:value-type="float">
            <text:p><text:s/>2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11.7" calcext:value-type="float">
            <text:p><text:s/>3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5.74" calcext:value-type="float">
            <text:p><text:s/>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.58" calcext:value-type="float">
            <text:p><text:s/>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96215.91534" calcext:value-type="float">
            <text:p><text:s/>7,596,2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160.8" calcext:value-type="float">
            <text:p><text:s/>79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9160.8" calcext:value-type="float">
            <text:p><text:s/>79,1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96215.91534" calcext:value-type="float">
            <text:p><text:s/>7,596,2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696.64466" calcext:value-type="float">
            <text:p><text:s/>10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696.64466" calcext:value-type="float">
            <text:p><text:s/>10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748.3" calcext:value-type="float">
            <text:p><text:s/>32,7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982.4" calcext:value-type="float">
            <text:p><text:s/>142,982 <text:s/></text:p>
          </table:table-cell>
          <table:table-cell table:style-name="ce42" office:value-type="float" office:value="3521.55" calcext:value-type="float">
            <text:p><text:s/>3,5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662.6" calcext:value-type="float">
            <text:p><text:s/>1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40.72" calcext:value-type="float">
            <text:p><text:s/>7,7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66.98" calcext:value-type="float">
            <text:p><text:s/>2,5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060.04" calcext:value-type="float">
            <text:p><text:s/>20,0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982.4" calcext:value-type="float">
            <text:p><text:s/>142,982 <text:s/></text:p>
          </table:table-cell>
          <table:table-cell table:style-name="ce42" office:value-type="float" office:value="709.75" calcext:value-type="float">
            <text:p><text:s/>71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380.56" calcext:value-type="float">
            <text:p><text:s/>2,38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49.2" calcext:value-type="float">
            <text:p><text:s/>1,14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17199.64" calcext:value-type="float">
            <text:p><text:s/>17,317,2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17199.64" calcext:value-type="float">
            <text:p><text:s/>17,317,2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317199.64" calcext:value-type="float">
            <text:p>( 17,317,20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7490.88" calcext:value-type="float">
            <text:p><text:s/>37,491 <text:s/></text:p>
          </table:table-cell>
          <table:table-cell table:style-name="ce42" office:value-type="float" office:value="1455830.4" calcext:value-type="float">
            <text:p><text:s/>1,455,8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150.4" calcext:value-type="float">
            <text:p><text:s/>266,150 <text:s/></text:p>
          </table:table-cell>
          <table:table-cell table:style-name="ce42" office:value-type="float" office:value="39569" calcext:value-type="float">
            <text:p><text:s/>39,569 <text:s/></text:p>
          </table:table-cell>
          <table:table-cell table:style-name="ce42" office:value-type="float" office:value="1191011.2357022" calcext:value-type="float">
            <text:p><text:s/>1,191,011 <text:s/></text:p>
          </table:table-cell>
          <table:table-cell table:style-name="ce42" office:value-type="float" office:value="88832.7" calcext:value-type="float">
            <text:p><text:s/>88,833 <text:s/></text:p>
          </table:table-cell>
          <table:table-cell table:style-name="ce42" office:value-type="float" office:value="36478.52" calcext:value-type="float">
            <text:p><text:s/>36,479 <text:s/></text:p>
          </table:table-cell>
          <table:table-cell table:style-name="ce42" office:value-type="float" office:value="330795.9" calcext:value-type="float">
            <text:p><text:s/>330,7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860286.24" calcext:value-type="float">
            <text:p><text:s/>9,860,286 <text:s/></text:p>
          </table:table-cell>
          <table:table-cell table:style-name="ce42" office:value-type="float" office:value="602121.6" calcext:value-type="float">
            <text:p><text:s/>602,122 <text:s/></text:p>
          </table:table-cell>
          <table:table-cell table:style-name="ce42" office:value-type="float" office:value="84.6" calcext:value-type="float">
            <text:p><text:s/>85 <text:s/></text:p>
          </table:table-cell>
          <table:table-cell table:style-name="ce42" office:value-type="float" office:value="710388.48" calcext:value-type="float">
            <text:p><text:s/>710,388 <text:s/></text:p>
          </table:table-cell>
          <table:table-cell table:style-name="ce42" office:value-type="float" office:value="274995" calcext:value-type="float">
            <text:p><text:s/>274,995 <text:s/></text:p>
          </table:table-cell>
          <table:table-cell table:style-name="ce42" office:value-type="float" office:value="66552.6840592249" calcext:value-type="float">
            <text:p><text:s/>66,553 <text:s/></text:p>
          </table:table-cell>
          <table:table-cell table:style-name="ce42" office:value-type="float" office:value="10519.2" calcext:value-type="float">
            <text:p><text:s/>10,519 <text:s/></text:p>
          </table:table-cell>
          <table:table-cell table:style-name="ce42" office:value-type="float" office:value="335106.12" calcext:value-type="float">
            <text:p><text:s/>335,106 <text:s/></text:p>
          </table:table-cell>
          <table:table-cell table:style-name="ce42" office:value-type="float" office:value="66410.1" calcext:value-type="float">
            <text:p><text:s/>66,4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18531.56" calcext:value-type="float">
            <text:p><text:s/>118,532 <text:s/></text:p>
          </table:table-cell>
          <table:table-cell table:style-name="ce42" office:value-type="float" office:value="1105430.4" calcext:value-type="float">
            <text:p><text:s/>1,105,4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65557.69248" calcext:value-type="float">
            <text:p><text:s/>-65,558 <text:s/></text:p>
          </table:table-cell>
          <table:table-cell table:style-name="ce42" office:value-type="float" office:value="-436132.724448" calcext:value-type="float">
            <text:p><text:s/>-436,133 <text:s/></text:p>
          </table:table-cell>
          <table:table-cell table:style-name="ce42" office:value-type="float" office:value="-1064.7" calcext:value-type="float">
            <text:p><text:s/>-1,065 <text:s/></text:p>
          </table:table-cell>
          <table:table-cell table:style-name="ce42" office:value-type="float" office:value="-21027.84" calcext:value-type="float">
            <text:p><text:s/>-21,028 <text:s/></text:p>
          </table:table-cell>
          <table:table-cell table:style-name="ce42" office:value-type="float" office:value="-13072" calcext:value-type="float">
            <text:p><text:s/>-13,072 <text:s/></text:p>
          </table:table-cell>
          <table:table-cell table:style-name="ce42" office:value-type="float" office:value="2804.57000000008" calcext:value-type="float">
            <text:p><text:s/>2,8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4186.82" calcext:value-type="float">
            <text:p><text:s/>-14,187 <text:s/></text:p>
          </table:table-cell>
          <table:table-cell table:style-name="ce42" office:value-type="float" office:value="-237850.2" calcext:value-type="float">
            <text:p><text:s/>-237,8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875769.22752" calcext:value-type="float">
            <text:p><text:s/>-9,875,769 <text:s/></text:p>
          </table:table-cell>
          <table:table-cell table:style-name="ce43" office:value-type="float" office:value="184411.124448" calcext:value-type="float">
            <text:p><text:s/>184,411 <text:s/></text:p>
          </table:table-cell>
          <table:table-cell table:style-name="ce43" office:value-type="float" office:value="980.1" calcext:value-type="float">
            <text:p><text:s/>980 <text:s/></text:p>
          </table:table-cell>
          <table:table-cell table:style-name="ce43" office:value-type="float" office:value="-423210.24" calcext:value-type="float">
            <text:p><text:s/>-423,210 <text:s/></text:p>
          </table:table-cell>
          <table:table-cell table:style-name="ce43" office:value-type="float" office:value="-222354" calcext:value-type="float">
            <text:p><text:s/>-222,354 <text:s/></text:p>
          </table:table-cell>
          <table:table-cell table:style-name="ce43" office:value-type="float" office:value="1121653.98164297" calcext:value-type="float">
            <text:p><text:s/>1,121,654 <text:s/></text:p>
          </table:table-cell>
          <table:table-cell table:style-name="ce43" office:value-type="float" office:value="78313.5" calcext:value-type="float">
            <text:p><text:s/>78,314 <text:s/></text:p>
          </table:table-cell>
          <table:table-cell table:style-name="ce43" office:value-type="float" office:value="-284440.78" calcext:value-type="float">
            <text:p><text:s/>-284,441 <text:s/></text:p>
          </table:table-cell>
          <table:table-cell table:style-name="ce43" office:value-type="float" office:value="502236" calcext:value-type="float">
            <text:p><text:s/>502,2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2031.48" calcext:value-type="float">
            <text:p><text:s/>62,031 <text:s/></text:p>
          </table:table-cell>
          <table:table-cell table:style-name="ce42" office:value-type="float" office:value="1573066.56" calcext:value-type="float">
            <text:p><text:s/>1,573,067 <text:s/></text:p>
          </table:table-cell>
          <table:table-cell table:style-name="ce42" office:value-type="float" office:value="753.3" calcext:value-type="float">
            <text:p><text:s/>753 <text:s/></text:p>
          </table:table-cell>
          <table:table-cell table:style-name="ce42" office:value-type="float" office:value="12358.08" calcext:value-type="float">
            <text:p><text:s/>12,358 <text:s/></text:p>
          </table:table-cell>
          <table:table-cell table:style-name="ce42" office:value-type="float" office:value="1" calcext:value-type="float">
            <text:p><text:s/>1 <text:s/></text:p>
          </table:table-cell>
          <table:table-cell table:style-name="ce42" office:value-type="float" office:value="1053.27" calcext:value-type="float">
            <text:p><text:s/>1,0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327.7" calcext:value-type="float">
            <text:p><text:s/>395,32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15767.00488" calcext:value-type="float">
            <text:p><text:s/>-215,767 <text:s/></text:p>
          </table:table-cell>
          <table:table-cell table:style-name="ce43" office:value-type="float" office:value="53895.189618" calcext:value-type="float">
            <text:p><text:s/>53,89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5553.4430984864" calcext:value-type="float">
            <text:p><text:s/>45,553 <text:s/></text:p>
          </table:table-cell>
          <table:table-cell table:style-name="ce42" office:value-type="float" office:value="1340441.60020311" calcext:value-type="float">
            <text:p><text:s/>1,340,4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905.670593853" calcext:value-type="float">
            <text:p><text:s/>227,906 <text:s/></text:p>
          </table:table-cell>
          <table:table-cell table:style-name="ce42" office:value-type="float" office:value="1336.7619815972" calcext:value-type="float">
            <text:p><text:s/>1,3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3710.24" calcext:value-type="float">
            <text:p><text:s/>43,710 <text:s/></text:p>
          </table:table-cell>
          <table:table-cell table:style-name="ce42" office:value-type="float" office:value="1238143.68" calcext:value-type="float">
            <text:p><text:s/>1,238,1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46.24" calcext:value-type="float">
            <text:p><text:s/>3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43.2030984864" calcext:value-type="float">
            <text:p><text:s/>1,843 <text:s/></text:p>
          </table:table-cell>
          <table:table-cell table:style-name="ce43" office:value-type="float" office:value="98751.6802031093" calcext:value-type="float">
            <text:p><text:s/>98,7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27905.670593853" calcext:value-type="float">
            <text:p><text:s/>227,906 <text:s/></text:p>
          </table:table-cell>
          <table:table-cell table:style-name="ce43" office:value-type="float" office:value="1336.7619815972" calcext:value-type="float">
            <text:p><text:s/>1,3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430405.90264" calcext:value-type="float">
            <text:p><text:s/>14,430,406 <text:s/></text:p>
          </table:table-cell>
          <table:table-cell table:style-name="ce42" office:value-type="float" office:value="5872662.546834" calcext:value-type="float">
            <text:p><text:s/>5,872,663 <text:s/></text:p>
          </table:table-cell>
          <table:table-cell table:style-name="ce42" office:value-type="float" office:value="4908.6" calcext:value-type="float">
            <text:p><text:s/>4,909 <text:s/></text:p>
          </table:table-cell>
          <table:table-cell table:style-name="ce42" office:value-type="float" office:value="925434.24" calcext:value-type="float">
            <text:p><text:s/>925,434 <text:s/></text:p>
          </table:table-cell>
          <table:table-cell table:style-name="ce42" office:value-type="float" office:value="621052" calcext:value-type="float">
            <text:p><text:s/>621,052 <text:s/></text:p>
          </table:table-cell>
          <table:table-cell table:style-name="ce42" office:value-type="float" office:value="76847.21" calcext:value-type="float">
            <text:p><text:s/>76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0244.3" calcext:value-type="float">
            <text:p><text:s/>990,244 <text:s/></text:p>
          </table:table-cell>
          <table:table-cell table:style-name="ce42" office:value-type="float" office:value="1099346.358" calcext:value-type="float">
            <text:p><text:s/>1,099,3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315653.93944" calcext:value-type="float">
            <text:p><text:s/>14,315,654 <text:s/></text:p>
          </table:table-cell>
          <table:table-cell table:style-name="ce42" office:value-type="float" office:value="5872662.546834" calcext:value-type="float">
            <text:p><text:s/>5,872,663 <text:s/></text:p>
          </table:table-cell>
          <table:table-cell table:style-name="ce42" office:value-type="float" office:value="4908.6" calcext:value-type="float">
            <text:p><text:s/>4,909 <text:s/></text:p>
          </table:table-cell>
          <table:table-cell table:style-name="ce42" office:value-type="float" office:value="925434.24" calcext:value-type="float">
            <text:p><text:s/>925,434 <text:s/></text:p>
          </table:table-cell>
          <table:table-cell table:style-name="ce42" office:value-type="float" office:value="621052" calcext:value-type="float">
            <text:p><text:s/>621,052 <text:s/></text:p>
          </table:table-cell>
          <table:table-cell table:style-name="ce42" office:value-type="float" office:value="76847.21" calcext:value-type="float">
            <text:p><text:s/>76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0244.3" calcext:value-type="float">
            <text:p><text:s/>990,244 <text:s/></text:p>
          </table:table-cell>
          <table:table-cell table:style-name="ce42" office:value-type="float" office:value="958897.4316" calcext:value-type="float">
            <text:p><text:s/>958,8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14751.9632" calcext:value-type="float">
            <text:p><text:s/>114,75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40448.9264" calcext:value-type="float">
            <text:p><text:s/>140,4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1099.08" calcext:value-type="float">
            <text:p><text:s/>61,099 <text:s/></text:p>
          </table:table-cell>
          <table:table-cell table:style-name="ce42" office:value-type="float" office:value="227683.347337978" calcext:value-type="float">
            <text:p><text:s/>227,6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696.049406147" calcext:value-type="float">
            <text:p><text:s/>444,696 <text:s/></text:p>
          </table:table-cell>
          <table:table-cell table:style-name="ce42" office:value-type="float" office:value="2852.9180184028" calcext:value-type="float">
            <text:p><text:s/>2,8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8.4" calcext:value-type="float">
            <text:p><text:s/>8 <text:s/></text:p>
          </table:table-cell>
          <table:table-cell table:style-name="ce42" office:value-type="float" office:value="2309.76" calcext:value-type="float">
            <text:p><text:s/>2,3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8" calcext:value-type="float">
            <text:p><text:s/>168 <text:s/></text:p>
          </table:table-cell>
          <table:table-cell table:style-name="ce42" office:value-type="float" office:value="19580.16" calcext:value-type="float">
            <text:p><text:s/>19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.48" calcext:value-type="float">
            <text:p><text:s/>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0904.2" calcext:value-type="float">
            <text:p><text:s/>60,904 <text:s/></text:p>
          </table:table-cell>
          <table:table-cell table:style-name="ce42" office:value-type="float" office:value="205688.787337978" calcext:value-type="float">
            <text:p><text:s/>205,6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696.049406147" calcext:value-type="float">
            <text:p><text:s/>444,696 <text:s/></text:p>
          </table:table-cell>
          <table:table-cell table:style-name="ce42" office:value-type="float" office:value="2852.9180184028" calcext:value-type="float">
            <text:p><text:s/>2,85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8.48" calcext:value-type="float">
            <text:p><text:s/>18 <text:s/></text:p>
          </table:table-cell>
          <table:table-cell table:style-name="ce43" office:value-type="float" office:value="92.16" calcext:value-type="float">
            <text:p><text:s/>9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01719.67690151" calcext:value-type="float">
            <text:p><text:s/>4,601,720 <text:s/></text:p>
          </table:table-cell>
          <table:table-cell table:style-name="ce44" office:value-type="float" office:value="2861986.97412291" calcext:value-type="float">
            <text:p><text:s/>2,861,987 <text:s/></text:p>
          </table:table-cell>
          <table:table-cell table:style-name="ce44" office:value-type="float" office:value="5135.4" calcext:value-type="float">
            <text:p><text:s/>5,135 <text:s/></text:p>
          </table:table-cell>
          <table:table-cell table:style-name="ce44" office:value-type="float" office:value="489865.92" calcext:value-type="float">
            <text:p><text:s/>489,866 <text:s/></text:p>
          </table:table-cell>
          <table:table-cell table:style-name="ce44" office:value-type="float" office:value="398697" calcext:value-type="float">
            <text:p><text:s/>398,697 <text:s/></text:p>
          </table:table-cell>
          <table:table-cell table:style-name="ce44" office:value-type="float" office:value="1197447.92164297" calcext:value-type="float">
            <text:p><text:s/>1,197,448 <text:s/></text:p>
          </table:table-cell>
          <table:table-cell table:style-name="ce44" office:value-type="float" office:value="78313.5" calcext:value-type="float">
            <text:p><text:s/>78,314 <text:s/></text:p>
          </table:table-cell>
          <table:table-cell table:style-name="ce44" office:value-type="float" office:value="33201.8" calcext:value-type="float">
            <text:p><text:s/>33,202 <text:s/></text:p>
          </table:table-cell>
          <table:table-cell table:style-name="ce44" office:value-type="float" office:value="1202064.978" calcext:value-type="float">
            <text:p><text:s/>1,202,0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01719.67690151" calcext:value-type="float">
            <text:p><text:s/>4,601,720 <text:s/></text:p>
          </table:table-cell>
          <table:table-cell table:style-name="ce44" office:value-type="float" office:value="2861986.97412291" calcext:value-type="float">
            <text:p><text:s/>2,861,98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856.5" calcext:value-type="float">
            <text:p><text:s/>12,8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5824.636901514" calcext:value-type="float">
            <text:p><text:s/>105,825 <text:s/></text:p>
          </table:table-cell>
          <table:table-cell table:style-name="ce42" office:value-type="float" office:value="2402453.21412291" calcext:value-type="float">
            <text:p><text:s/>2,402,4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856.5" calcext:value-type="float">
            <text:p><text:s/>12,8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5064.36" calcext:value-type="float">
            <text:p><text:s/>5,064 <text:s/></text:p>
          </table:table-cell>
          <table:table-cell table:style-name="ce42" office:value-type="float" office:value="27908.16" calcext:value-type="float">
            <text:p><text:s/>27,9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013.92" calcext:value-type="float">
            <text:p><text:s/>3,014 <text:s/></text:p>
          </table:table-cell>
          <table:table-cell table:style-name="ce42" office:value-type="float" office:value="215742.470561798" calcext:value-type="float">
            <text:p><text:s/>215,7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76.16" calcext:value-type="float">
            <text:p><text:s/>776 <text:s/></text:p>
          </table:table-cell>
          <table:table-cell table:style-name="ce42" office:value-type="float" office:value="328839.36" calcext:value-type="float">
            <text:p><text:s/>328,8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3.68" calcext:value-type="float">
            <text:p><text:s/>44 <text:s/></text:p>
          </table:table-cell>
          <table:table-cell table:style-name="ce42" office:value-type="float" office:value="17466.24" calcext:value-type="float">
            <text:p><text:s/>17,4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28.48" calcext:value-type="float">
            <text:p><text:s/>7,4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09.1809014884" calcext:value-type="float">
            <text:p><text:s/>809 <text:s/></text:p>
          </table:table-cell>
          <table:table-cell table:style-name="ce42" office:value-type="float" office:value="93020.9222056267" calcext:value-type="float">
            <text:p><text:s/>93,0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80.64" calcext:value-type="float">
            <text:p><text:s/>81 <text:s/></text:p>
          </table:table-cell>
          <table:table-cell table:style-name="ce42" office:value-type="float" office:value="827.52" calcext:value-type="float">
            <text:p><text:s/>8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0113.76" calcext:value-type="float">
            <text:p><text:s/>60,114 <text:s/></text:p>
          </table:table-cell>
          <table:table-cell table:style-name="ce42" office:value-type="float" office:value="742805.666731488" calcext:value-type="float">
            <text:p><text:s/>742,8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052" calcext:value-type="float">
            <text:p><text:s/>59,052 <text:s/></text:p>
          </table:table-cell>
          <table:table-cell table:style-name="ce42" office:value-type="float" office:value="588106.452100963" calcext:value-type="float">
            <text:p><text:s/>588,1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25.24" calcext:value-type="float">
            <text:p>( 2,025 <text:s/>)</text:p>
          </table:table-cell>
          <table:table-cell table:style-name="ce45" office:value-type="float" office:value="535791.54425017" calcext:value-type="float">
            <text:p>( 535,79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7026.76" calcext:value-type="float">
            <text:p>( 57,027 <text:s/>)</text:p>
          </table:table-cell>
          <table:table-cell table:style-name="ce45" office:value-type="float" office:value="51939.5478507936" calcext:value-type="float">
            <text:p>( 51,94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5.36" calcext:value-type="float">
            <text:p>( 37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595.728428806" calcext:value-type="float">
            <text:p><text:s/>112,5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79.8062017184" calcext:value-type="float">
            <text:p><text:s/>38,2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61.76" calcext:value-type="float">
            <text:p><text:s/>1,062 <text:s/></text:p>
          </table:table-cell>
          <table:table-cell table:style-name="ce46" office:value-type="float" office:value="3823.68" calcext:value-type="float">
            <text:p><text:s/>3,82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632.96" calcext:value-type="float">
            <text:p><text:s/>1,633 <text:s/></text:p>
          </table:table-cell>
          <table:table-cell table:style-name="ce42" office:value-type="float" office:value="88548.48" calcext:value-type="float">
            <text:p><text:s/>88,5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9.32" calcext:value-type="float">
            <text:p><text:s/>19 <text:s/></text:p>
          </table:table-cell>
          <table:table-cell table:style-name="ce42" office:value-type="float" office:value="44942.4" calcext:value-type="float">
            <text:p><text:s/>44,9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58.8" calcext:value-type="float">
            <text:p><text:s/>59 <text:s/></text:p>
          </table:table-cell>
          <table:table-cell table:style-name="ce46" office:value-type="float" office:value="68056.32" calcext:value-type="float">
            <text:p><text:s/>68,05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702.52" calcext:value-type="float">
            <text:p><text:s/>14,703 <text:s/></text:p>
          </table:table-cell>
          <table:table-cell table:style-name="ce42" office:value-type="float" office:value="228339.84" calcext:value-type="float">
            <text:p><text:s/>228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425.72" calcext:value-type="float">
            <text:p><text:s/>13,426 <text:s/></text:p>
          </table:table-cell>
          <table:table-cell table:style-name="ce42" office:value-type="float" office:value="31254.72" calcext:value-type="float">
            <text:p><text:s/>31,2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276.8" calcext:value-type="float">
            <text:p><text:s/>1,277 <text:s/></text:p>
          </table:table-cell>
          <table:table-cell table:style-name="ce42" office:value-type="float" office:value="197085.12" calcext:value-type="float">
            <text:p><text:s/>197,0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0.4" calcext:value-type="float">
            <text:p>( 11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092.48" calcext:value-type="float">
            <text:p>( 1,09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569.64" calcext:value-type="float">
            <text:p><text:s/>6,570 <text:s/></text:p>
          </table:table-cell>
          <table:table-cell table:style-name="ce42" office:value-type="float" office:value="300104.3904" calcext:value-type="float">
            <text:p><text:s/>300,1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856.5" calcext:value-type="float">
            <text:p><text:s/>12,85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33.56" calcext:value-type="float">
            <text:p><text:s/>6,434 <text:s/></text:p>
          </table:table-cell>
          <table:table-cell table:style-name="ce42" office:value-type="float" office:value="253573.1904" calcext:value-type="float">
            <text:p><text:s/>253,5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856.5" calcext:value-type="float">
            <text:p><text:s/>12,85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36.08" calcext:value-type="float">
            <text:p><text:s/>136 <text:s/></text:p>
          </table:table-cell>
          <table:table-cell table:style-name="ce42" office:value-type="float" office:value="46531.2" calcext:value-type="float">
            <text:p><text:s/>46,5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027.52" calcext:value-type="float">
            <text:p>( 2,02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69.6" calcext:value-type="float">
            <text:p><text:s/>370 <text:s/></text:p>
          </table:table-cell>
          <table:table-cell table:style-name="ce42" office:value-type="float" office:value="57942.72" calcext:value-type="float">
            <text:p><text:s/>57,9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65.48" calcext:value-type="float">
            <text:p><text:s/>165 <text:s/></text:p>
          </table:table-cell>
          <table:table-cell table:style-name="ce46" office:value-type="float" office:value="5391.36" calcext:value-type="float">
            <text:p><text:s/>5,39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933.28" calcext:value-type="float">
            <text:p><text:s/>2,933 <text:s/></text:p>
          </table:table-cell>
          <table:table-cell table:style-name="ce42" office:value-type="float" office:value="57623.04" calcext:value-type="float">
            <text:p><text:s/>57,6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285.24" calcext:value-type="float">
            <text:p><text:s/>3,285 <text:s/></text:p>
          </table:table-cell>
          <table:table-cell table:style-name="ce42" office:value-type="float" office:value="18031.68" calcext:value-type="float">
            <text:p><text:s/>18,0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33.56" calcext:value-type="float">
            <text:p><text:s/>134 <text:s/></text:p>
          </table:table-cell>
          <table:table-cell table:style-name="ce42" office:value-type="float" office:value="9741.12" calcext:value-type="float">
            <text:p><text:s/>9,7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55.6560000252" calcext:value-type="float">
            <text:p><text:s/>356 <text:s/></text:p>
          </table:table-cell>
          <table:table-cell table:style-name="ce42" office:value-type="float" office:value="4.608" calcext:value-type="float">
            <text:p><text:s/>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696.88" calcext:value-type="float">
            <text:p><text:s/>5,697 <text:s/></text:p>
          </table:table-cell>
          <table:table-cell table:style-name="ce42" office:value-type="float" office:value="58609.92" calcext:value-type="float">
            <text:p><text:s/>58,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1078.516224" calcext:value-type="float">
            <text:p><text:s/>31,07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776608.6176" calcext:value-type="float">
            <text:p><text:s/>3,776,609 <text:s/></text:p>
          </table:table-cell>
          <table:table-cell table:style-name="ce42" office:value-type="float" office:value="62289.6" calcext:value-type="float">
            <text:p><text:s/>62,2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662428.2576" calcext:value-type="float">
            <text:p><text:s/>3,662,4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7064.8" calcext:value-type="float">
            <text:p><text:s/>27,0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7115.56" calcext:value-type="float">
            <text:p><text:s/>87,116 <text:s/></text:p>
          </table:table-cell>
          <table:table-cell table:style-name="ce42" office:value-type="float" office:value="62289.6" calcext:value-type="float">
            <text:p><text:s/>62,2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8611.8224" calcext:value-type="float">
            <text:p><text:s/>378,612 <text:s/></text:p>
          </table:table-cell>
          <table:table-cell table:style-name="ce42" office:value-type="float" office:value="26589.12" calcext:value-type="float">
            <text:p><text:s/>26,5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76771.2624" calcext:value-type="float">
            <text:p><text:s/>76,771 <text:s/></text:p>
          </table:table-cell>
          <table:table-cell table:style-name="ce42" office:value-type="float" office:value="2450.88" calcext:value-type="float">
            <text:p><text:s/>2,4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01840.56" calcext:value-type="float">
            <text:p><text:s/>301,841 <text:s/></text:p>
          </table:table-cell>
          <table:table-cell table:style-name="ce43" office:value-type="float" office:value="24138.24" calcext:value-type="float">
            <text:p><text:s/>24,13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0674.6" calcext:value-type="float">
            <text:p><text:s/>340,675 <text:s/></text:p>
          </table:table-cell>
          <table:table-cell table:style-name="ce42" office:value-type="float" office:value="370655.04" calcext:value-type="float">
            <text:p><text:s/>370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7008.04" calcext:value-type="float">
            <text:p><text:s/>87,008 <text:s/></text:p>
          </table:table-cell>
          <table:table-cell table:style-name="ce42" office:value-type="float" office:value="284462.4" calcext:value-type="float">
            <text:p><text:s/>284,4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419.16" calcext:value-type="float">
            <text:p><text:s/>419 <text:s/></text:p>
          </table:table-cell>
          <table:table-cell table:style-name="ce42" office:value-type="float" office:value="7147.2" calcext:value-type="float">
            <text:p><text:s/>7,1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790.24" calcext:value-type="float">
            <text:p><text:s/>11,790 <text:s/></text:p>
          </table:table-cell>
          <table:table-cell table:style-name="ce42" office:value-type="float" office:value="175.68" calcext:value-type="float">
            <text:p><text:s/>1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27.04" calcext:value-type="float">
            <text:p><text:s/>1,72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63.76" calcext:value-type="float">
            <text:p><text:s/>264 <text:s/></text:p>
          </table:table-cell>
          <table:table-cell table:style-name="ce42" office:value-type="float" office:value="2191.68" calcext:value-type="float">
            <text:p><text:s/>2,1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1345.92" calcext:value-type="float">
            <text:p><text:s/>181,346 <text:s/></text:p>
          </table:table-cell>
          <table:table-cell table:style-name="ce42" office:value-type="float" office:value="4577.28" calcext:value-type="float">
            <text:p><text:s/>4,5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8120.44" calcext:value-type="float">
            <text:p><text:s/>58,120 <text:s/></text:p>
          </table:table-cell>
          <table:table-cell table:style-name="ce43" office:value-type="float" office:value="72100.8" calcext:value-type="float">
            <text:p><text:s/>72,10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5.4" calcext:value-type="float">
            <text:p><text:s/>5,135 <text:s/></text:p>
          </table:table-cell>
          <table:table-cell table:style-name="ce42" office:value-type="float" office:value="489865.92" calcext:value-type="float">
            <text:p><text:s/>489,866 <text:s/></text:p>
          </table:table-cell>
          <table:table-cell table:style-name="ce42" office:value-type="float" office:value="398697" calcext:value-type="float">
            <text:p><text:s/>398,697 <text:s/></text:p>
          </table:table-cell>
          <table:table-cell table:style-name="ce42" office:value-type="float" office:value="1197447.92164297" calcext:value-type="float">
            <text:p><text:s/>1,197,448 <text:s/></text:p>
          </table:table-cell>
          <table:table-cell table:style-name="ce42" office:value-type="float" office:value="78313.5" calcext:value-type="float">
            <text:p><text:s/>78,314 <text:s/></text:p>
          </table:table-cell>
          <table:table-cell table:style-name="ce42" office:value-type="float" office:value="33201.8" calcext:value-type="float">
            <text:p><text:s/>33,202 <text:s/></text:p>
          </table:table-cell>
          <table:table-cell table:style-name="ce42" office:value-type="float" office:value="1189208.478" calcext:value-type="float">
            <text:p><text:s/>1,189,20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5.4" calcext:value-type="float">
            <text:p><text:s/>5,135 <text:s/></text:p>
          </table:table-cell>
          <table:table-cell table:style-name="ce42" office:value-type="float" office:value="489865.92" calcext:value-type="float">
            <text:p><text:s/>489,866 <text:s/></text:p>
          </table:table-cell>
          <table:table-cell table:style-name="ce42" office:value-type="float" office:value="398697" calcext:value-type="float">
            <text:p><text:s/>398,697 <text:s/></text:p>
          </table:table-cell>
          <table:table-cell table:style-name="ce42" office:value-type="float" office:value="1197447.92164297" calcext:value-type="float">
            <text:p><text:s/>1,197,448 <text:s/></text:p>
          </table:table-cell>
          <table:table-cell table:style-name="ce42" office:value-type="float" office:value="78313.5" calcext:value-type="float">
            <text:p><text:s/>78,314 <text:s/></text:p>
          </table:table-cell>
          <table:table-cell table:style-name="ce42" office:value-type="float" office:value="33201.8" calcext:value-type="float">
            <text:p><text:s/>33,202 <text:s/></text:p>
          </table:table-cell>
          <table:table-cell table:style-name="ce42" office:value-type="float" office:value="1189208.478" calcext:value-type="float">
            <text:p><text:s/>1,189,20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85415.431262147" calcext:value-type="float">
            <text:p><text:s/>185,415 <text:s/></text:p>
          </table:table-cell>
          <table:table-cell table:style-name="ce42" office:value-type="float" office:value="5756468.61499885" calcext:value-type="float">
            <text:p><text:s/>5,756,4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549.252735" calcext:value-type="float">
            <text:p><text:s/>776,549 <text:s/></text:p>
          </table:table-cell>
          <table:table-cell table:style-name="ce42" office:value-type="float" office:value="5179.302148" calcext:value-type="float">
            <text:p><text:s/>5,17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9737.192100147" calcext:value-type="float">
            <text:p><text:s/>179,737 <text:s/></text:p>
          </table:table-cell>
          <table:table-cell table:style-name="ce42" office:value-type="float" office:value="5095517.47689985" calcext:value-type="float">
            <text:p><text:s/>5,095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39.661665" calcext:value-type="float">
            <text:p><text:s/>11,8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678.239162" calcext:value-type="float">
            <text:p><text:s/>5,678 <text:s/></text:p>
          </table:table-cell>
          <table:table-cell table:style-name="ce42" office:value-type="float" office:value="649111.476434" calcext:value-type="float">
            <text:p><text:s/>649,1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549.252735" calcext:value-type="float">
            <text:p><text:s/>776,549 <text:s/></text:p>
          </table:table-cell>
          <table:table-cell table:style-name="ce42" office:value-type="float" office:value="5179.302148" calcext:value-type="float">
            <text:p><text:s/>5,17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697.235424" calcext:value-type="float">
            <text:p><text:s/>2,697 <text:s/></text:p>
          </table:table-cell>
          <table:table-cell table:style-name="ce42" office:value-type="float" office:value="34720.5092" calcext:value-type="float">
            <text:p><text:s/>34,7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0841.820608" calcext:value-type="float">
            <text:p><text:s/>770,842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697.235424" calcext:value-type="float">
            <text:p><text:s/>2,697 <text:s/></text:p>
          </table:table-cell>
          <table:table-cell table:style-name="ce43" office:value-type="float" office:value="34720.5092" calcext:value-type="float">
            <text:p><text:s/>34,72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70841.820608" calcext:value-type="float">
            <text:p><text:s/>770,842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04853.6" calcext:value-type="float">
            <text:p><text:s/>304,85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87595.9614494" calcext:value-type="float">
            <text:p><text:s/>1,587,596 <text:s/></text:p>
          </table:table-cell>
          <table:table-cell table:style-name="ce41" office:value-type="float" office:value="263948.8624494" calcext:value-type="float">
            <text:p><text:s/>263,949 <text:s/></text:p>
          </table:table-cell>
          <table:table-cell table:style-name="ce41" office:value-type="float" office:value="176818.5354" calcext:value-type="float">
            <text:p><text:s/>176,819 <text:s/></text:p>
          </table:table-cell>
          <table:table-cell table:style-name="ce41" office:value-type="float" office:value="80953.02264" calcext:value-type="float">
            <text:p><text:s/>80,953 <text:s/></text:p>
          </table:table-cell>
          <table:table-cell table:style-name="ce41" office:value-type="float" office:value="6177.3044094" calcext:value-type="float">
            <text:p><text:s/>6,177 <text:s/></text:p>
          </table:table-cell>
          <table:table-cell table:style-name="ce41" office:value-type="float" office:value="1323647.099" calcext:value-type="float">
            <text:p><text:s/>1,323,64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5042503.9075668" calcext:value-type="float">
            <text:p><text:s/>15,042,5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42503.9075668" calcext:value-type="float">
            <text:p><text:s/>15,042,504 <text:s/></text:p>
          </table:table-cell>
          <table:table-cell table:number-columns-repeated="2" table:style-name="ce42" office:value-type="float" office:value="101.4522" calcext:value-type="float">
            <text:p><text:s/>1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.4522" calcext:value-type="float">
            <text:p><text:s/>1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63405.518385138" calcext:value-type="float">
            <text:p><text:s/>163,406 <text:s/></text:p>
          </table:table-cell>
          <table:table-cell table:style-name="ce42" office:value-type="float" office:value="160995.068" calcext:value-type="float">
            <text:p><text:s/>160,995 <text:s/></text:p>
          </table:table-cell>
          <table:table-cell table:style-name="ce42" office:value-type="float" office:value="2410.45038513819" calcext:value-type="float">
            <text:p><text:s/>2,410 <text:s/></text:p>
          </table:table-cell>
          <table:table-cell table:number-columns-repeated="2" table:style-name="ce42" office:value-type="float" office:value="2783.60067" calcext:value-type="float">
            <text:p><text:s/>2,7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3.60067" calcext:value-type="float">
            <text:p><text:s/>2,7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5183951.9891817" calcext:value-type="float">
            <text:p><text:s/>15,183,952 <text:s/></text:p>
          </table:table-cell>
          <table:table-cell table:style-name="ce43" office:value-type="float" office:value="143858.532" calcext:value-type="float">
            <text:p><text:s/>143,859 <text:s/></text:p>
          </table:table-cell>
          <table:table-cell table:style-name="ce43" office:value-type="float" office:value="15040093.4571817" calcext:value-type="float">
            <text:p><text:s/>15,040,093 <text:s/></text:p>
          </table:table-cell>
          <table:table-cell table:style-name="ce43" office:value-type="float" office:value="1584913.8129794" calcext:value-type="float">
            <text:p><text:s/>1,584,914 <text:s/></text:p>
          </table:table-cell>
          <table:table-cell table:style-name="ce43" office:value-type="float" office:value="261266.7139794" calcext:value-type="float">
            <text:p><text:s/>261,267 <text:s/></text:p>
          </table:table-cell>
          <table:table-cell table:style-name="ce43" office:value-type="float" office:value="176818.5354" calcext:value-type="float">
            <text:p><text:s/>176,819 <text:s/></text:p>
          </table:table-cell>
          <table:table-cell table:style-name="ce43" office:value-type="float" office:value="78270.87417" calcext:value-type="float">
            <text:p><text:s/>78,271 <text:s/></text:p>
          </table:table-cell>
          <table:table-cell table:style-name="ce43" office:value-type="float" office:value="6177.3044094" calcext:value-type="float">
            <text:p><text:s/>6,177 <text:s/></text:p>
          </table:table-cell>
          <table:table-cell table:style-name="ce43" office:value-type="float" office:value="1323647.099" calcext:value-type="float">
            <text:p><text:s/>1,323,64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6195578.3383326" calcext:value-type="float">
            <text:p><text:s/>16,195,5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95578.3383326" calcext:value-type="float">
            <text:p><text:s/>16,195,578 <text:s/></text:p>
          </table:table-cell>
          <table:table-cell table:number-columns-repeated="2" table:style-name="ce42" office:value-type="float" office:value="77158.05303" calcext:value-type="float">
            <text:p><text:s/>77,1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158.05303" calcext:value-type="float">
            <text:p><text:s/>77,1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17107.401949116" calcext:value-type="float">
            <text:p><text:s/>617,107 <text:s/></text:p>
          </table:table-cell>
          <table:table-cell table:style-name="ce43" office:value-type="float" office:value="1232.1848" calcext:value-type="float">
            <text:p><text:s/>1,232 <text:s/></text:p>
          </table:table-cell>
          <table:table-cell table:style-name="ce43" office:value-type="float" office:value="615875.217149116" calcext:value-type="float">
            <text:p><text:s/>615,875 <text:s/></text:p>
          </table:table-cell>
          <table:table-cell table:style-name="ce43" office:value-type="float" office:value="1093.11473999997" calcext:value-type="float">
            <text:p><text:s/>1,093 <text:s/></text:p>
          </table:table-cell>
          <table:table-cell table:style-name="ce43" office:value-type="float" office:value="1093.11474" calcext:value-type="float">
            <text:p><text:s/>1,093 <text:s/></text:p>
          </table:table-cell>
          <table:table-cell table:style-name="ce43" office:value-type="float" office:value="0.000000000004" calcext:value-type="float">
            <text:p><text:s/>0 <text:s/></text:p>
          </table:table-cell>
          <table:table-cell table:style-name="ce43" office:value-type="float" office:value="1093.11474" calcext:value-type="float">
            <text:p><text:s/>1,0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34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41841.5256197" calcext:value-type="float">
            <text:p><text:s/>12,041,842 <text:s/></text:p>
          </table:table-cell>
          <table:table-cell table:style-name="ce42" office:value-type="float" office:value="1201.773860688" calcext:value-type="float">
            <text:p><text:s/>1,202 <text:s/></text:p>
          </table:table-cell>
          <table:table-cell table:style-name="ce42" office:value-type="float" office:value="12040639.751759" calcext:value-type="float">
            <text:p><text:s/>12,040,640 <text:s/></text:p>
          </table:table-cell>
          <table:table-cell table:style-name="ce42" office:value-type="float" office:value="1085599.64629735" calcext:value-type="float">
            <text:p><text:s/>1,085,600 <text:s/></text:p>
          </table:table-cell>
          <table:table-cell table:style-name="ce42" office:value-type="float" office:value="35757.8957892648" calcext:value-type="float">
            <text:p><text:s/>35,758 <text:s/></text:p>
          </table:table-cell>
          <table:table-cell table:style-name="ce42" office:value-type="float" office:value="30884.2991439828" calcext:value-type="float">
            <text:p><text:s/>30,8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73.59664528206" calcext:value-type="float">
            <text:p><text:s/>4,874 <text:s/></text:p>
          </table:table-cell>
          <table:table-cell table:style-name="ce42" office:value-type="float" office:value="1049841.75050809" calcext:value-type="float">
            <text:p><text:s/>1,049,8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4761.7" calcext:value-type="float">
            <text:p><text:s/>24,7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761.7" calcext:value-type="float">
            <text:p><text:s/>24,7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934945.9" calcext:value-type="float">
            <text:p><text:s/>11,934,9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34945.9" calcext:value-type="float">
            <text:p><text:s/>11,934,9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56.8845" calcext:value-type="float">
            <text:p><text:s/>10,5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56.8845" calcext:value-type="float">
            <text:p><text:s/>10,55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2133.92561971" calcext:value-type="float">
            <text:p><text:s/>82,134 <text:s/></text:p>
          </table:table-cell>
          <table:table-cell table:style-name="ce43" office:value-type="float" office:value="1201.773860688" calcext:value-type="float">
            <text:p><text:s/>1,202 <text:s/></text:p>
          </table:table-cell>
          <table:table-cell table:style-name="ce43" office:value-type="float" office:value="80932.151759022" calcext:value-type="float">
            <text:p><text:s/>80,932 <text:s/></text:p>
          </table:table-cell>
          <table:table-cell table:style-name="ce43" office:value-type="float" office:value="1075042.76179735" calcext:value-type="float">
            <text:p><text:s/>1,075,043 <text:s/></text:p>
          </table:table-cell>
          <table:table-cell table:style-name="ce43" office:value-type="float" office:value="35757.8957892648" calcext:value-type="float">
            <text:p><text:s/>35,758 <text:s/></text:p>
          </table:table-cell>
          <table:table-cell table:style-name="ce43" office:value-type="float" office:value="30884.2991439828" calcext:value-type="float">
            <text:p><text:s/>30,88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73.59664528206" calcext:value-type="float">
            <text:p><text:s/>4,874 <text:s/></text:p>
          </table:table-cell>
          <table:table-cell table:style-name="ce43" office:value-type="float" office:value="1039284.86600809" calcext:value-type="float">
            <text:p><text:s/>1,039,2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985808.9" calcext:value-type="float">
            <text:p><text:s/>16,985,809 <text:s/></text:p>
          </table:table-cell>
          <table:table-cell table:style-name="ce42" office:value-type="float" office:value="1082816.1" calcext:value-type="float">
            <text:p><text:s/>1,082,816 <text:s/></text:p>
          </table:table-cell>
          <table:table-cell table:style-name="ce42" office:value-type="float" office:value="15902992.8" calcext:value-type="float">
            <text:p><text:s/>15,902,9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6985808.9" calcext:value-type="float">
            <text:p><text:s/>16,985,809 <text:s/></text:p>
          </table:table-cell>
          <table:table-cell table:style-name="ce43" office:value-type="float" office:value="1082816.1" calcext:value-type="float">
            <text:p><text:s/>1,082,816 <text:s/></text:p>
          </table:table-cell>
          <table:table-cell table:style-name="ce43" office:value-type="float" office:value="15902992.8" calcext:value-type="float">
            <text:p><text:s/>15,902,99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21191.419457373" calcext:value-type="float">
            <text:p><text:s/>521,191 <text:s/></text:p>
          </table:table-cell>
          <table:table-cell table:style-name="ce42" office:value-type="float" office:value="1722.464" calcext:value-type="float">
            <text:p><text:s/>1,722 <text:s/></text:p>
          </table:table-cell>
          <table:table-cell table:style-name="ce42" office:value-type="float" office:value="519468.955457373" calcext:value-type="float">
            <text:p><text:s/>519,469 <text:s/></text:p>
          </table:table-cell>
          <table:table-cell table:number-columns-repeated="2" table:style-name="ce42" office:value-type="float" office:value="19.7064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.7064" calcext:value-type="float">
            <text:p><text:s/>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12015.155457373" calcext:value-type="float">
            <text:p><text:s/>512,015 <text:s/></text:p>
          </table:table-cell>
          <table:table-cell table:style-name="ce42" office:value-type="float" office:value="1591.2" calcext:value-type="float">
            <text:p><text:s/>1,591 <text:s/></text:p>
          </table:table-cell>
          <table:table-cell table:style-name="ce42" office:value-type="float" office:value="510423.955457373" calcext:value-type="float">
            <text:p><text:s/>510,424 <text:s/></text:p>
          </table:table-cell>
          <table:table-cell table:number-columns-repeated="2" table:style-name="ce42" office:value-type="float" office:value="19.7064" calcext:value-type="float">
            <text:p><text:s/>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.7064" calcext:value-type="float">
            <text:p><text:s/>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9176.264" calcext:value-type="float">
            <text:p><text:s/>9,176 <text:s/></text:p>
          </table:table-cell>
          <table:table-cell table:style-name="ce42" office:value-type="float" office:value="131.264" calcext:value-type="float">
            <text:p><text:s/>131 <text:s/></text:p>
          </table:table-cell>
          <table:table-cell table:style-name="ce42" office:value-type="float" office:value="9045" calcext:value-type="float">
            <text:p><text:s/>9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794042.20382292" calcext:value-type="float">
            <text:p><text:s/>2,794,042 <text:s/></text:p>
          </table:table-cell>
          <table:table-cell table:style-name="ce44" office:value-type="float" office:value="1222518.20933931" calcext:value-type="float">
            <text:p><text:s/>1,222,518 <text:s/></text:p>
          </table:table-cell>
          <table:table-cell table:style-name="ce44" office:value-type="float" office:value="1571523.99448361" calcext:value-type="float">
            <text:p><text:s/>1,571,524 <text:s/></text:p>
          </table:table-cell>
          <table:table-cell table:style-name="ce44" office:value-type="float" office:value="421043.292512049" calcext:value-type="float">
            <text:p><text:s/>421,043 <text:s/></text:p>
          </table:table-cell>
          <table:table-cell table:style-name="ce44" office:value-type="float" office:value="147237.944020135" calcext:value-type="float">
            <text:p><text:s/>147,238 <text:s/></text:p>
          </table:table-cell>
          <table:table-cell table:style-name="ce44" office:value-type="float" office:value="145934.236256017" calcext:value-type="float">
            <text:p><text:s/>145,93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03.70776411794" calcext:value-type="float">
            <text:p><text:s/>1,304 <text:s/></text:p>
          </table:table-cell>
          <table:table-cell table:style-name="ce44" office:value-type="float" office:value="273805.348491914" calcext:value-type="float">
            <text:p><text:s/>273,8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794042.20382292" calcext:value-type="float">
            <text:p><text:s/>2,794,042 <text:s/></text:p>
          </table:table-cell>
          <table:table-cell table:style-name="ce44" office:value-type="float" office:value="1222518.20933931" calcext:value-type="float">
            <text:p><text:s/>1,222,518 <text:s/></text:p>
          </table:table-cell>
          <table:table-cell table:style-name="ce44" office:value-type="float" office:value="1571523.99448361" calcext:value-type="float">
            <text:p><text:s/>1,571,524 <text:s/></text:p>
          </table:table-cell>
          <table:table-cell table:style-name="ce44" office:value-type="float" office:value="421043.292512049" calcext:value-type="float">
            <text:p><text:s/>421,043 <text:s/></text:p>
          </table:table-cell>
          <table:table-cell table:style-name="ce44" office:value-type="float" office:value="147237.944020135" calcext:value-type="float">
            <text:p><text:s/>147,238 <text:s/></text:p>
          </table:table-cell>
          <table:table-cell table:style-name="ce44" office:value-type="float" office:value="145934.236256017" calcext:value-type="float">
            <text:p><text:s/>145,93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03.70776411794" calcext:value-type="float">
            <text:p><text:s/>1,304 <text:s/></text:p>
          </table:table-cell>
          <table:table-cell table:style-name="ce44" office:value-type="float" office:value="273805.348491914" calcext:value-type="float">
            <text:p><text:s/>273,8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764330.66462292" calcext:value-type="float">
            <text:p><text:s/>1,764,331 <text:s/></text:p>
          </table:table-cell>
          <table:table-cell table:style-name="ce42" office:value-type="float" office:value="351303.517339312" calcext:value-type="float">
            <text:p><text:s/>351,304 <text:s/></text:p>
          </table:table-cell>
          <table:table-cell table:style-name="ce42" office:value-type="float" office:value="1413027.14728361" calcext:value-type="float">
            <text:p><text:s/>1,413,027 <text:s/></text:p>
          </table:table-cell>
          <table:table-cell table:style-name="ce42" office:value-type="float" office:value="421043.292512049" calcext:value-type="float">
            <text:p><text:s/>421,043 <text:s/></text:p>
          </table:table-cell>
          <table:table-cell table:style-name="ce42" office:value-type="float" office:value="147237.944020135" calcext:value-type="float">
            <text:p><text:s/>147,238 <text:s/></text:p>
          </table:table-cell>
          <table:table-cell table:style-name="ce42" office:value-type="float" office:value="145934.236256017" calcext:value-type="float">
            <text:p><text:s/>145,9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3.70776411794" calcext:value-type="float">
            <text:p><text:s/>1,304 <text:s/></text:p>
          </table:table-cell>
          <table:table-cell table:style-name="ce42" office:value-type="float" office:value="273805.348491914" calcext:value-type="float">
            <text:p><text:s/>273,8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6.8" calcext:value-type="float">
            <text:p><text:s/>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3742.754539312" calcext:value-type="float">
            <text:p><text:s/>43,743 <text:s/></text:p>
          </table:table-cell>
          <table:table-cell table:style-name="ce42" office:value-type="float" office:value="18259.049339312" calcext:value-type="float">
            <text:p><text:s/>18,259 <text:s/></text:p>
          </table:table-cell>
          <table:table-cell table:style-name="ce42" office:value-type="float" office:value="25483.7052" calcext:value-type="float">
            <text:p><text:s/>25,484 <text:s/></text:p>
          </table:table-cell>
          <table:table-cell table:number-columns-repeated="3" table:style-name="ce42" office:value-type="float" office:value="16015.893330338" calcext:value-type="float">
            <text:p><text:s/>16,0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4365.9344" calcext:value-type="float">
            <text:p><text:s/>54,366 <text:s/></text:p>
          </table:table-cell>
          <table:table-cell table:style-name="ce42" office:value-type="float" office:value="6146.7568" calcext:value-type="float">
            <text:p><text:s/>6,147 <text:s/></text:p>
          </table:table-cell>
          <table:table-cell table:style-name="ce42" office:value-type="float" office:value="48219.1776" calcext:value-type="float">
            <text:p><text:s/>48,2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017.9544" calcext:value-type="float">
            <text:p><text:s/>2,0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06.3765" calcext:value-type="float">
            <text:p><text:s/>706 <text:s/></text:p>
          </table:table-cell>
          <table:table-cell table:style-name="ce42" office:value-type="float" office:value="327.1552" calcext:value-type="float">
            <text:p><text:s/>327 <text:s/></text:p>
          </table:table-cell>
          <table:table-cell table:style-name="ce42" office:value-type="float" office:value="379.2213" calcext:value-type="float">
            <text:p><text:s/>3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7340.1781" calcext:value-type="float">
            <text:p><text:s/>27,340 <text:s/></text:p>
          </table:table-cell>
          <table:table-cell table:style-name="ce42" office:value-type="float" office:value="8256.1344" calcext:value-type="float">
            <text:p><text:s/>8,256 <text:s/></text:p>
          </table:table-cell>
          <table:table-cell table:style-name="ce42" office:value-type="float" office:value="19084.0437" calcext:value-type="float">
            <text:p><text:s/>19,084 <text:s/></text:p>
          </table:table-cell>
          <table:table-cell table:style-name="ce42" office:value-type="float" office:value="147671.251417469" calcext:value-type="float">
            <text:p><text:s/>147,671 <text:s/></text:p>
          </table:table-cell>
          <table:table-cell table:number-columns-repeated="2" table:style-name="ce42" office:value-type="float" office:value="129918.342925679" calcext:value-type="float">
            <text:p><text:s/>129,9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52.9084917898" calcext:value-type="float">
            <text:p><text:s/>17,7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200.2803" calcext:value-type="float">
            <text:p><text:s/>4,200 <text:s/></text:p>
          </table:table-cell>
          <table:table-cell table:style-name="ce42" office:value-type="float" office:value="1134.6832" calcext:value-type="float">
            <text:p><text:s/>1,135 <text:s/></text:p>
          </table:table-cell>
          <table:table-cell table:style-name="ce42" office:value-type="float" office:value="3065.5971" calcext:value-type="float">
            <text:p><text:s/>3,0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97978.569011237" calcext:value-type="float">
            <text:p><text:s/>397,979 <text:s/></text:p>
          </table:table-cell>
          <table:table-cell table:style-name="ce42" office:value-type="float" office:value="22440.992" calcext:value-type="float">
            <text:p><text:s/>22,441 <text:s/></text:p>
          </table:table-cell>
          <table:table-cell table:style-name="ce42" office:value-type="float" office:value="375537.577011237" calcext:value-type="float">
            <text:p><text:s/>375,538 <text:s/></text:p>
          </table:table-cell>
          <table:table-cell table:number-columns-repeated="2" table:style-name="ce42" office:value-type="float" office:value="90.395804117943" calcext:value-type="float">
            <text:p><text:s/>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.395804117943" calcext:value-type="float">
            <text:p><text:s/>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19148.806932589" calcext:value-type="float">
            <text:p><text:s/>319,149 <text:s/></text:p>
          </table:table-cell>
          <table:table-cell table:style-name="ce42" office:value-type="float" office:value="9338.8864" calcext:value-type="float">
            <text:p><text:s/>9,339 <text:s/></text:p>
          </table:table-cell>
          <table:table-cell table:style-name="ce42" office:value-type="float" office:value="309809.920532589" calcext:value-type="float">
            <text:p><text:s/>309,810 <text:s/></text:p>
          </table:table-cell>
          <table:table-cell table:number-columns-repeated="2" table:style-name="ce42" office:value-type="float" office:value="90.395804117943" calcext:value-type="float">
            <text:p><text:s/>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.395804117943" calcext:value-type="float">
            <text:p><text:s/>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23325.5245" calcext:value-type="float">
            <text:p>( 123,326 <text:s/>)</text:p>
          </table:table-cell>
          <table:table-cell table:style-name="ce45" office:value-type="float" office:value="7077.2864" calcext:value-type="float">
            <text:p>( 7,077 <text:s/>)</text:p>
          </table:table-cell>
          <table:table-cell table:style-name="ce45" office:value-type="float" office:value="116248.2381" calcext:value-type="float">
            <text:p>( 116,24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95807.282432589" calcext:value-type="float">
            <text:p>( 195,807 <text:s/>)</text:p>
          </table:table-cell>
          <table:table-cell table:style-name="ce45" office:value-type="float" office:value="2245.6" calcext:value-type="float">
            <text:p>( 2,246 <text:s/>)</text:p>
          </table:table-cell>
          <table:table-cell table:style-name="ce45" office:value-type="float" office:value="193561.682432589" calcext:value-type="float">
            <text:p>( 193,562 <text:s/>)</text:p>
          </table:table-cell>
          <table:table-cell table:number-columns-repeated="2" table:style-name="ce45" office:value-type="float" office:value="90.395804117943" calcext:value-type="float">
            <text:p>( 90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0.395804117943" calcext:value-type="float">
            <text:p>( 9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16" calcext:value-type="float">
            <text:p>( 1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3617.2" calcext:value-type="float">
            <text:p><text:s/>13,617 <text:s/></text:p>
          </table:table-cell>
          <table:table-cell table:style-name="ce42" office:value-type="float" office:value="12339.2" calcext:value-type="float">
            <text:p><text:s/>12,339 <text:s/></text:p>
          </table:table-cell>
          <table:table-cell table:style-name="ce42" office:value-type="float" office:value="1278" calcext:value-type="float">
            <text:p><text:s/>1,2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5212.562078648" calcext:value-type="float">
            <text:p><text:s/>65,213 <text:s/></text:p>
          </table:table-cell>
          <table:table-cell table:style-name="ce42" office:value-type="float" office:value="762.9056" calcext:value-type="float">
            <text:p><text:s/>763 <text:s/></text:p>
          </table:table-cell>
          <table:table-cell table:style-name="ce42" office:value-type="float" office:value="64449.656478648" calcext:value-type="float">
            <text:p><text:s/>64,4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5412.0743" calcext:value-type="float">
            <text:p><text:s/>45,412 <text:s/></text:p>
          </table:table-cell>
          <table:table-cell table:style-name="ce42" office:value-type="float" office:value="6369.2184" calcext:value-type="float">
            <text:p><text:s/>6,369 <text:s/></text:p>
          </table:table-cell>
          <table:table-cell table:style-name="ce42" office:value-type="float" office:value="39042.8559" calcext:value-type="float">
            <text:p><text:s/>39,0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2062.3207" calcext:value-type="float">
            <text:p><text:s/>42,062 <text:s/></text:p>
          </table:table-cell>
          <table:table-cell table:style-name="ce42" office:value-type="float" office:value="1619.0864" calcext:value-type="float">
            <text:p><text:s/>1,619 <text:s/></text:p>
          </table:table-cell>
          <table:table-cell table:style-name="ce42" office:value-type="float" office:value="40443.2343" calcext:value-type="float">
            <text:p><text:s/>40,4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48694.3532" calcext:value-type="float">
            <text:p><text:s/>48,694 <text:s/></text:p>
          </table:table-cell>
          <table:table-cell table:style-name="ce46" office:value-type="float" office:value="6784.136" calcext:value-type="float">
            <text:p><text:s/>6,784 <text:s/></text:p>
          </table:table-cell>
          <table:table-cell table:style-name="ce46" office:value-type="float" office:value="41910.2172" calcext:value-type="float">
            <text:p><text:s/>41,91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26552.5047" calcext:value-type="float">
            <text:p><text:s/>226,553 <text:s/></text:p>
          </table:table-cell>
          <table:table-cell table:style-name="ce42" office:value-type="float" office:value="150640.3784" calcext:value-type="float">
            <text:p><text:s/>150,640 <text:s/></text:p>
          </table:table-cell>
          <table:table-cell table:style-name="ce42" office:value-type="float" office:value="75912.1263" calcext:value-type="float">
            <text:p><text:s/>75,9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697.0245" calcext:value-type="float">
            <text:p><text:s/>14,697 <text:s/></text:p>
          </table:table-cell>
          <table:table-cell table:style-name="ce42" office:value-type="float" office:value="1111.2248" calcext:value-type="float">
            <text:p><text:s/>1,111 <text:s/></text:p>
          </table:table-cell>
          <table:table-cell table:style-name="ce42" office:value-type="float" office:value="13585.7997" calcext:value-type="float">
            <text:p><text:s/>13,5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1855.4802" calcext:value-type="float">
            <text:p><text:s/>211,855 <text:s/></text:p>
          </table:table-cell>
          <table:table-cell table:style-name="ce42" office:value-type="float" office:value="149529.1536" calcext:value-type="float">
            <text:p><text:s/>149,529 <text:s/></text:p>
          </table:table-cell>
          <table:table-cell table:style-name="ce42" office:value-type="float" office:value="62326.3266" calcext:value-type="float">
            <text:p><text:s/>62,3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4146.4557" calcext:value-type="float">
            <text:p>( 74,146 <text:s/>)</text:p>
          </table:table-cell>
          <table:table-cell table:style-name="ce45" office:value-type="float" office:value="67741.288" calcext:value-type="float">
            <text:p>( 67,741 <text:s/>)</text:p>
          </table:table-cell>
          <table:table-cell table:style-name="ce45" office:value-type="float" office:value="6405.1677" calcext:value-type="float">
            <text:p>( 6,4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8367.3142" calcext:value-type="float">
            <text:p>( 58,367 <text:s/>)</text:p>
          </table:table-cell>
          <table:table-cell table:style-name="ce47" office:value-type="float" office:value="29143.2" calcext:value-type="float">
            <text:p>( 29,143 <text:s/>)</text:p>
          </table:table-cell>
          <table:table-cell table:style-name="ce47" office:value-type="float" office:value="29224.1142" calcext:value-type="float">
            <text:p>( 29,22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15877.327772368" calcext:value-type="float">
            <text:p><text:s/>415,877 <text:s/></text:p>
          </table:table-cell>
          <table:table-cell table:style-name="ce42" office:value-type="float" office:value="17056.9256" calcext:value-type="float">
            <text:p><text:s/>17,057 <text:s/></text:p>
          </table:table-cell>
          <table:table-cell table:style-name="ce42" office:value-type="float" office:value="398820.402172368" calcext:value-type="float">
            <text:p><text:s/>398,8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67475.850572368" calcext:value-type="float">
            <text:p><text:s/>367,476 <text:s/></text:p>
          </table:table-cell>
          <table:table-cell table:style-name="ce42" office:value-type="float" office:value="12658.5256" calcext:value-type="float">
            <text:p><text:s/>12,659 <text:s/></text:p>
          </table:table-cell>
          <table:table-cell table:style-name="ce42" office:value-type="float" office:value="354817.324972368" calcext:value-type="float">
            <text:p><text:s/>354,8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48401.4772" calcext:value-type="float">
            <text:p><text:s/>48,401 <text:s/></text:p>
          </table:table-cell>
          <table:table-cell table:style-name="ce42" office:value-type="float" office:value="4398.4" calcext:value-type="float">
            <text:p><text:s/>4,398 <text:s/></text:p>
          </table:table-cell>
          <table:table-cell table:style-name="ce42" office:value-type="float" office:value="44003.0772" calcext:value-type="float">
            <text:p><text:s/>44,0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36562.2665" calcext:value-type="float">
            <text:p>( 36,562 <text:s/>)</text:p>
          </table:table-cell>
          <table:table-cell table:style-name="ce45" office:value-type="float" office:value="881.6" calcext:value-type="float">
            <text:p>( 882 <text:s/>)</text:p>
          </table:table-cell>
          <table:table-cell table:style-name="ce45" office:value-type="float" office:value="35680.6665" calcext:value-type="float">
            <text:p>( 35,68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28006.9977" calcext:value-type="float">
            <text:p><text:s/>128,007 <text:s/></text:p>
          </table:table-cell>
          <table:table-cell table:style-name="ce42" office:value-type="float" office:value="14159.776" calcext:value-type="float">
            <text:p><text:s/>14,160 <text:s/></text:p>
          </table:table-cell>
          <table:table-cell table:style-name="ce42" office:value-type="float" office:value="113847.2217" calcext:value-type="float">
            <text:p><text:s/>113,8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675.3675" calcext:value-type="float">
            <text:p><text:s/>5,675 <text:s/></text:p>
          </table:table-cell>
          <table:table-cell table:style-name="ce46" office:value-type="float" office:value="4429.6568" calcext:value-type="float">
            <text:p><text:s/>4,430 <text:s/></text:p>
          </table:table-cell>
          <table:table-cell table:style-name="ce46" office:value-type="float" office:value="1245.7107" calcext:value-type="float">
            <text:p><text:s/>1,24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81551.2441" calcext:value-type="float">
            <text:p><text:s/>181,551 <text:s/></text:p>
          </table:table-cell>
          <table:table-cell table:style-name="ce42" office:value-type="float" office:value="70571.1128" calcext:value-type="float">
            <text:p><text:s/>70,571 <text:s/></text:p>
          </table:table-cell>
          <table:table-cell table:style-name="ce42" office:value-type="float" office:value="110980.1313" calcext:value-type="float">
            <text:p><text:s/>110,9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54523.6342" calcext:value-type="float">
            <text:p>( 54,524 <text:s/>)</text:p>
          </table:table-cell>
          <table:table-cell table:style-name="ce45" office:value-type="float" office:value="9461.8888" calcext:value-type="float">
            <text:p>( 9,462 <text:s/>)</text:p>
          </table:table-cell>
          <table:table-cell table:style-name="ce45" office:value-type="float" office:value="45061.7454" calcext:value-type="float">
            <text:p>( 45,0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0034.2914" calcext:value-type="float">
            <text:p><text:s/>30,034 <text:s/></text:p>
          </table:table-cell>
          <table:table-cell table:style-name="ce42" office:value-type="float" office:value="15296.5952" calcext:value-type="float">
            <text:p><text:s/>15,297 <text:s/></text:p>
          </table:table-cell>
          <table:table-cell table:style-name="ce42" office:value-type="float" office:value="14737.6962" calcext:value-type="float">
            <text:p><text:s/>14,7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9841.1626" calcext:value-type="float">
            <text:p><text:s/>59,841 <text:s/></text:p>
          </table:table-cell>
          <table:table-cell table:style-name="ce42" office:value-type="float" office:value="3818.4" calcext:value-type="float">
            <text:p><text:s/>3,818 <text:s/></text:p>
          </table:table-cell>
          <table:table-cell table:style-name="ce42" office:value-type="float" office:value="56022.7626" calcext:value-type="float">
            <text:p><text:s/>56,0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265.751960124" calcext:value-type="float">
            <text:p><text:s/>257,266 <text:s/></text:p>
          </table:table-cell>
          <table:table-cell table:style-name="ce42" office:value-type="float" office:value="1213.31196" calcext:value-type="float">
            <text:p><text:s/>1,2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3.31196" calcext:value-type="float">
            <text:p><text:s/>1,213 <text:s/></text:p>
          </table:table-cell>
          <table:table-cell table:style-name="ce42" office:value-type="float" office:value="256052.440000124" calcext:value-type="float">
            <text:p><text:s/>256,0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50254.1734" calcext:value-type="float">
            <text:p><text:s/>50,254 <text:s/></text:p>
          </table:table-cell>
          <table:table-cell table:style-name="ce43" office:value-type="float" office:value="1958.7064" calcext:value-type="float">
            <text:p><text:s/>1,959 <text:s/></text:p>
          </table:table-cell>
          <table:table-cell table:style-name="ce43" office:value-type="float" office:value="48295.467" calcext:value-type="float">
            <text:p><text:s/>48,2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975.9528" calcext:value-type="float">
            <text:p><text:s/>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5.9528" calcext:value-type="float">
            <text:p><text:s/>9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975.9528" calcext:value-type="float">
            <text:p><text:s/>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5.9528" calcext:value-type="float">
            <text:p><text:s/>9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2974.2793" calcext:value-type="float">
            <text:p><text:s/>372,974 <text:s/></text:p>
          </table:table-cell>
          <table:table-cell table:style-name="ce42" office:value-type="float" office:value="267402.2912" calcext:value-type="float">
            <text:p><text:s/>267,402 <text:s/></text:p>
          </table:table-cell>
          <table:table-cell table:style-name="ce42" office:value-type="float" office:value="105571.9881" calcext:value-type="float">
            <text:p><text:s/>105,5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20107.4586" calcext:value-type="float">
            <text:p><text:s/>320,107 <text:s/></text:p>
          </table:table-cell>
          <table:table-cell table:style-name="ce42" office:value-type="float" office:value="225499.9824" calcext:value-type="float">
            <text:p><text:s/>225,500 <text:s/></text:p>
          </table:table-cell>
          <table:table-cell table:style-name="ce42" office:value-type="float" office:value="94607.4762" calcext:value-type="float">
            <text:p><text:s/>94,6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75.6981" calcext:value-type="float">
            <text:p><text:s/>276 <text:s/></text:p>
          </table:table-cell>
          <table:table-cell table:style-name="ce42" office:value-type="float" office:value="261.5816" calcext:value-type="float">
            <text:p><text:s/>262 <text:s/></text:p>
          </table:table-cell>
          <table:table-cell table:style-name="ce42" office:value-type="float" office:value="14.1165" calcext:value-type="float">
            <text:p><text:s/>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1976.064" calcext:value-type="float">
            <text:p><text:s/>31,976 <text:s/></text:p>
          </table:table-cell>
          <table:table-cell table:style-name="ce42" office:value-type="float" office:value="23040.4824" calcext:value-type="float">
            <text:p><text:s/>23,040 <text:s/></text:p>
          </table:table-cell>
          <table:table-cell table:style-name="ce42" office:value-type="float" office:value="8935.5816" calcext:value-type="float">
            <text:p><text:s/>8,9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851.4442" calcext:value-type="float">
            <text:p><text:s/>14,851 <text:s/></text:p>
          </table:table-cell>
          <table:table-cell table:style-name="ce42" office:value-type="float" office:value="12855.5304" calcext:value-type="float">
            <text:p><text:s/>12,856 <text:s/></text:p>
          </table:table-cell>
          <table:table-cell table:style-name="ce42" office:value-type="float" office:value="1995.9138" calcext:value-type="float">
            <text:p><text:s/>1,9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763.6144" calcext:value-type="float">
            <text:p><text:s/>5,764 <text:s/></text:p>
          </table:table-cell>
          <table:table-cell table:style-name="ce43" office:value-type="float" office:value="5744.7144" calcext:value-type="float">
            <text:p><text:s/>5,745 <text:s/></text:p>
          </table:table-cell>
          <table:table-cell table:style-name="ce43" office:value-type="float" office:value="18.9" calcext:value-type="float">
            <text:p><text:s/>1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55761.3071" calcext:value-type="float">
            <text:p><text:s/>655,761 <text:s/></text:p>
          </table:table-cell>
          <table:table-cell table:style-name="ce44" office:value-type="float" office:value="603812.4008" calcext:value-type="float">
            <text:p><text:s/>603,812 <text:s/></text:p>
          </table:table-cell>
          <table:table-cell table:style-name="ce44" office:value-type="float" office:value="51948.9063" calcext:value-type="float">
            <text:p><text:s/>51,94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8388961.54239" calcext:value-type="float">
            <text:p><text:s/>68,388,962 <text:s/></text:p>
          </table:table-cell>
          <table:table-cell table:style-name="ce42" office:value-type="float" office:value="18566" calcext:value-type="float">
            <text:p><text:s/>18,566 <text:s/></text:p>
          </table:table-cell>
          <table:table-cell table:style-name="ce42" office:value-type="float" office:value="68370395.54239" calcext:value-type="float">
            <text:p><text:s/>68,370,396 <text:s/></text:p>
          </table:table-cell>
          <table:table-cell table:style-name="ce42" office:value-type="float" office:value="3471237.764673" calcext:value-type="float">
            <text:p><text:s/>3,471,238 <text:s/></text:p>
          </table:table-cell>
          <table:table-cell table:style-name="ce42" office:value-type="float" office:value="225564.700133" calcext:value-type="float">
            <text:p><text:s/>225,565 <text:s/></text:p>
          </table:table-cell>
          <table:table-cell table:style-name="ce42" office:value-type="float" office:value="205349.067774" calcext:value-type="float">
            <text:p><text:s/>205,3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15.632359" calcext:value-type="float">
            <text:p><text:s/>20,216 <text:s/></text:p>
          </table:table-cell>
          <table:table-cell table:style-name="ce42" office:value-type="float" office:value="3245673.06454" calcext:value-type="float">
            <text:p><text:s/>3,245,6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7740070.135" calcext:value-type="float">
            <text:p><text:s/>67,740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740070.135" calcext:value-type="float">
            <text:p><text:s/>67,740,0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49.268701" calcext:value-type="float">
            <text:p><text:s/>25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49.268701" calcext:value-type="float">
            <text:p><text:s/>25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48891.40739" calcext:value-type="float">
            <text:p><text:s/>648,891 <text:s/></text:p>
          </table:table-cell>
          <table:table-cell table:style-name="ce42" office:value-type="float" office:value="18566" calcext:value-type="float">
            <text:p><text:s/>18,566 <text:s/></text:p>
          </table:table-cell>
          <table:table-cell table:style-name="ce42" office:value-type="float" office:value="630325.40739" calcext:value-type="float">
            <text:p><text:s/>630,325 <text:s/></text:p>
          </table:table-cell>
          <table:table-cell table:style-name="ce42" office:value-type="float" office:value="3446188.495972" calcext:value-type="float">
            <text:p><text:s/>3,446,188 <text:s/></text:p>
          </table:table-cell>
          <table:table-cell table:style-name="ce42" office:value-type="float" office:value="225564.700133" calcext:value-type="float">
            <text:p><text:s/>225,565 <text:s/></text:p>
          </table:table-cell>
          <table:table-cell table:style-name="ce42" office:value-type="float" office:value="205349.067774" calcext:value-type="float">
            <text:p><text:s/>205,3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15.632359" calcext:value-type="float">
            <text:p><text:s/>20,216 <text:s/></text:p>
          </table:table-cell>
          <table:table-cell table:style-name="ce42" office:value-type="float" office:value="3220623.795839" calcext:value-type="float">
            <text:p><text:s/>3,220,6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567.912963" calcext:value-type="float">
            <text:p><text:s/>61,5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567.912963" calcext:value-type="float">
            <text:p><text:s/>61,5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1567.912963" calcext:value-type="float">
            <text:p><text:s/>61,5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1567.912963" calcext:value-type="float">
            <text:p><text:s/>61,56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66368.516006" calcext:value-type="float">
            <text:p><text:s/>466,36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614.276296" calcext:value-type="float">
            <text:p><text:s/>27,614 <text:s/></text:p>
          </table:table-cell>
          <table:table-cell table:style-name="ce41" office:value-type="float" office:value="141040.654546" calcext:value-type="float">
            <text:p><text:s/>141,041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851217.216" calcext:value-type="float">
            <text:p><text:s/>10,851,2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851217.216" calcext:value-type="float">
            <text:p><text:s/>10,851,217 <text:s/></text:p>
          </table:table-cell>
          <table:table-cell table:style-name="ce43" office:value-type="float" office:value="466368.516006" calcext:value-type="float">
            <text:p><text:s/>466,36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7614.276296" calcext:value-type="float">
            <text:p><text:s/>27,614 <text:s/></text:p>
          </table:table-cell>
          <table:table-cell table:style-name="ce43" office:value-type="float" office:value="141040.654546" calcext:value-type="float">
            <text:p><text:s/>141,04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2882.3674" calcext:value-type="float">
            <text:p><text:s/>-2,88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851217.216" calcext:value-type="float">
            <text:p><text:s/>10,851,217 <text:s/></text:p>
          </table:table-cell>
          <table:table-cell table:style-name="ce42" office:value-type="float" office:value="740457.998006" calcext:value-type="float">
            <text:p><text:s/>740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14.276296" calcext:value-type="float">
            <text:p><text:s/>27,614 <text:s/></text:p>
          </table:table-cell>
          <table:table-cell table:style-name="ce42" office:value-type="float" office:value="141040.654546" calcext:value-type="float">
            <text:p><text:s/>141,0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851217.216" calcext:value-type="float">
            <text:p><text:s/>10,851,217 <text:s/></text:p>
          </table:table-cell>
          <table:table-cell table:style-name="ce42" office:value-type="float" office:value="740457.998006" calcext:value-type="float">
            <text:p><text:s/>740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1.343446" calcext:value-type="float">
            <text:p><text:s/>1,941 <text:s/></text:p>
          </table:table-cell>
          <table:table-cell table:style-name="ce42" office:value-type="float" office:value="140340.761004" calcext:value-type="float">
            <text:p><text:s/>140,3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72.93285" calcext:value-type="float">
            <text:p><text:s/>25,673 <text:s/></text:p>
          </table:table-cell>
          <table:table-cell table:style-name="ce42" office:value-type="float" office:value="699.893542" calcext:value-type="float">
            <text:p><text:s/>7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089.482" calcext:value-type="float">
            <text:p><text:s/>274,0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01310.047344" calcext:value-type="float">
            <text:p><text:s/>21,701,31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089.482" calcext:value-type="float">
            <text:p><text:s/>274,08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01310.047344" calcext:value-type="float">
            <text:p><text:s/>21,701,310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2898.442068" calcext:value-type="float">
            <text:p><text:s/>1,582,89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.51081" calcext:value-type="float">
            <text:p><text:s/>5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1.561096" calcext:value-type="float">
            <text:p><text:s/>1,68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945.8886" calcext:value-type="float">
            <text:p><text:s/>286,94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1179.696174" calcext:value-type="float">
            <text:p><text:s/>791,18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717.976" calcext:value-type="float">
            <text:p><text:s/>307,7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596.62007" calcext:value-type="float">
            <text:p><text:s/>158,59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6726.189318" calcext:value-type="float">
            <text:p><text:s/>36,72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23580.06686" calcext:value-type="float">
            <text:p><text:s/>623,58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497713.905816" calcext:value-type="float">
            <text:p><text:s/>19,497,71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497713.905816" calcext:value-type="float">
            <text:p><text:s/>19,497,7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56483.65062" calcext:value-type="float">
            <text:p><text:s/>11,456,4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614.961996" calcext:value-type="float">
            <text:p><text:s/>38,6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7516.588292" calcext:value-type="float">
            <text:p><text:s/>327,5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430.26317" calcext:value-type="float">
            <text:p><text:s/>478,4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77.726504" calcext:value-type="float">
            <text:p><text:s/>19,7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791.39658" calcext:value-type="float">
            <text:p><text:s/>35,7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953.032116" calcext:value-type="float">
            <text:p><text:s/>292,9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192.009544" calcext:value-type="float">
            <text:p><text:s/>48,1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9104.340052" calcext:value-type="float">
            <text:p><text:s/>2,469,1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4147.727328" calcext:value-type="float">
            <text:p><text:s/>1,704,1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368.05226" calcext:value-type="float">
            <text:p>( 19,36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43633.085034" calcext:value-type="float">
            <text:p>( 1,543,63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958.50238" calcext:value-type="float">
            <text:p><text:s/>495,9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884.08615" calcext:value-type="float">
            <text:p><text:s/>194,88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4114.024194" calcext:value-type="float">
            <text:p><text:s/>74,1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405.143354" calcext:value-type="float">
            <text:p><text:s/>268,4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165.430406" calcext:value-type="float">
            <text:p><text:s/>102,165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34165.759762" calcext:value-type="float">
            <text:p><text:s/>434,1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361.968366" calcext:value-type="float">
            <text:p><text:s/>494,3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174.61407" calcext:value-type="float">
            <text:p><text:s/>179,1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187.354296" calcext:value-type="float">
            <text:p><text:s/>315,1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205.941422" calcext:value-type="float">
            <text:p>( 30,206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15024.47947" calcext:value-type="float">
            <text:p>( 215,02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1489.22608" calcext:value-type="float">
            <text:p><text:s/>1,391,4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2738.708786" calcext:value-type="float">
            <text:p><text:s/>1,292,7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750.517294" calcext:value-type="float">
            <text:p><text:s/>98,75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2252.244984" calcext:value-type="float">
            <text:p>( 52,25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0847.668158" calcext:value-type="float">
            <text:p><text:s/>580,84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81335.659652" calcext:value-type="float">
            <text:p><text:s/>181,3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20831.858322" calcext:value-type="float">
            <text:p><text:s/>3,620,8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487531.691804" calcext:value-type="float">
            <text:p>( 2,487,53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162.277852" calcext:value-type="float">
            <text:p><text:s/>205,1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986.21342" calcext:value-type="float">
            <text:p><text:s/>125,9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301.69048" calcext:value-type="float">
            <text:p><text:s/>79,3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3799.087314" calcext:value-type="float">
            <text:p><text:s/>213,7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51.3492" calcext:value-type="float">
            <text:p><text:s/>48,25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999.24893" calcext:value-type="float">
            <text:p><text:s/>112,9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988.838194" calcext:value-type="float">
            <text:p><text:s/>109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0.410736" calcext:value-type="float">
            <text:p><text:s/>3,0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604.951218" calcext:value-type="float">
            <text:p><text:s/>236,6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865.309266" calcext:value-type="float">
            <text:p><text:s/>157,86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8739.641952" calcext:value-type="float">
            <text:p><text:s/>78,7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44245.6494128" calcext:value-type="float">
            <text:p><text:s/>3,944,2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7552.158496" calcext:value-type="float">
            <text:p><text:s/>457,5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5419.992756" calcext:value-type="float">
            <text:p><text:s/>245,4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740.937444" calcext:value-type="float">
            <text:p><text:s/>115,7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173.077626" calcext:value-type="float">
            <text:p><text:s/>66,1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068.309274" calcext:value-type="float">
            <text:p><text:s/>124,0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943.22135" calcext:value-type="float">
            <text:p><text:s/>91,9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648.71283" calcext:value-type="float">
            <text:p><text:s/>105,6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2479.784588" calcext:value-type="float">
            <text:p><text:s/>712,4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195.5490988" calcext:value-type="float">
            <text:p><text:s/>470,19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55023.90595" calcext:value-type="float">
            <text:p><text:s/>1,555,024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47380.4056352" calcext:value-type="float">
            <text:p><text:s/>3,747,3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1639360" calcext:value-type="float">
            <text:p><text:s/>41,639,360 <text:s/></text:p>
          </table:table-cell>
          <table:table-cell table:style-name="ce42" office:value-type="float" office:value="8609976.721" calcext:value-type="float">
            <text:p><text:s/>8,609,9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096.236" calcext:value-type="float">
            <text:p><text:s/>321,096 <text:s/></text:p>
          </table:table-cell>
          <table:table-cell table:style-name="ce42" office:value-type="float" office:value="1640007.611" calcext:value-type="float">
            <text:p><text:s/>1,640,0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639360" calcext:value-type="float">
            <text:p><text:s/>41,639,360 <text:s/></text:p>
          </table:table-cell>
          <table:table-cell table:style-name="ce42" office:value-type="float" office:value="8609976.721" calcext:value-type="float">
            <text:p><text:s/>8,609,9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73.761" calcext:value-type="float">
            <text:p><text:s/>22,574 <text:s/></text:p>
          </table:table-cell>
          <table:table-cell table:style-name="ce42" office:value-type="float" office:value="1631869.314" calcext:value-type="float">
            <text:p><text:s/>1,631,8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522.475" calcext:value-type="float">
            <text:p><text:s/>298,522 <text:s/></text:p>
          </table:table-cell>
          <table:table-cell table:style-name="ce42" office:value-type="float" office:value="8138.297" calcext:value-type="float">
            <text:p><text:s/>8,1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1536.2" calcext:value-type="float">
            <text:p><text:s/>101,53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78559.47234405" calcext:value-type="float">
            <text:p><text:s/>2,678,559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984112.644509" calcext:value-type="float">
            <text:p><text:s/>126,984,113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61605.1179182" calcext:value-type="float">
            <text:p><text:s/>17,561,60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3961.96" calcext:value-type="float">
            <text:p><text:s/>1,223,962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0179.2" calcext:value-type="float">
            <text:p><text:s/>2,200,179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991321.028205355" calcext:value-type="float">
            <text:p><text:s/>-991,321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536.2" calcext:value-type="float">
            <text:p><text:s/>101,5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9668246.86714" calcext:value-type="float">
            <text:p><text:s/>109,668,24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95268.4505516" calcext:value-type="float">
            <text:p><text:s/>22,395,268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2720.806070516" calcext:value-type="float">
            <text:p><text:s/>202,721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508144.633519" calcext:value-type="float">
            <text:p><text:s/>109,508,145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93594.050062" calcext:value-type="float">
            <text:p><text:s/>5,993,59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0462.835" calcext:value-type="float">
            <text:p><text:s/>4,620,463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01185.0635467" calcext:value-type="float">
            <text:p><text:s/>44,701,185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29491.2467569" calcext:value-type="float">
            <text:p><text:s/>43,529,491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72.826392" calcext:value-type="float">
            <text:p><text:s/>26,373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2181.1085" calcext:value-type="float">
            <text:p><text:s/>642,181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994857.50326181" calcext:value-type="float">
            <text:p><text:s/>9,994,858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0806.9996" calcext:value-type="float">
            <text:p><text:s/>1,720,807 <text:s/></text:p>
          </table:table-cell>
          <table:table-cell table:style-name="ce42" office:value-type="float" office:value="99287869.3854024" calcext:value-type="float">
            <text:p><text:s/>99,287,869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0806.9996" calcext:value-type="float">
            <text:p><text:s/>1,720,807 <text:s/></text:p>
          </table:table-cell>
          <table:table-cell table:style-name="ce42" office:value-type="float" office:value="77643577.2339768" calcext:value-type="float">
            <text:p><text:s/>77,643,577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644292.1514256" calcext:value-type="float">
            <text:p><text:s/>21,644,292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647.24334" calcext:value-type="float">
            <text:p><text:s/>432,647 <text:s/></text:p>
          </table:table-cell>
          <table:table-cell table:style-name="ce42" office:value-type="float" office:value="5902051.48452729" calcext:value-type="float">
            <text:p><text:s/>5,902,051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8.67081" calcext:value-type="float">
            <text:p><text:s/>2,369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2535.4545" calcext:value-type="float">
            <text:p><text:s/>572,53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1109.4643" calcext:value-type="float">
            <text:p><text:s/>561,109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4.041096" calcext:value-type="float">
            <text:p><text:s/>1,694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647.24334" calcext:value-type="float">
            <text:p><text:s/>432,647 <text:s/></text:p>
          </table:table-cell>
          <table:table-cell table:style-name="ce42" office:value-type="float" office:value="3458166.29232268" calcext:value-type="float">
            <text:p><text:s/>3,458,166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1965.880174" calcext:value-type="float">
            <text:p><text:s/>801,966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717.976" calcext:value-type="float">
            <text:p><text:s/>307,718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596.62007" calcext:value-type="float">
            <text:p><text:s/>158,597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897.085254611" calcext:value-type="float">
            <text:p><text:s/>37,897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31621.69286" calcext:value-type="float">
            <text:p><text:s/>731,622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1536.2" calcext:value-type="float">
            <text:p><text:s/>101,536 <text:s/></text:p>
          </table:table-cell>
          <table:table-cell table:style-name="ce44" office:value-type="float" office:value="1288159.75626" calcext:value-type="float">
            <text:p><text:s/>1,288,160 <text:s/></text:p>
          </table:table-cell>
          <table:table-cell table:style-name="ce44" office:value-type="float" office:value="70216309.1850138" calcext:value-type="float">
            <text:p><text:s/>70,216,309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1536.2" calcext:value-type="float">
            <text:p><text:s/>101,536 <text:s/></text:p>
          </table:table-cell>
          <table:table-cell table:style-name="ce44" office:value-type="float" office:value="1288159.75626" calcext:value-type="float">
            <text:p><text:s/>1,288,160 <text:s/></text:p>
          </table:table-cell>
          <table:table-cell table:style-name="ce44" office:value-type="float" office:value="47779473.4421159" calcext:value-type="float">
            <text:p><text:s/>47,779,473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88159.75626" calcext:value-type="float">
            <text:p><text:s/>1,288,160 <text:s/></text:p>
          </table:table-cell>
          <table:table-cell table:style-name="ce42" office:value-type="float" office:value="24528806.5874183" calcext:value-type="float">
            <text:p><text:s/>24,528,807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419.708298" calcext:value-type="float">
            <text:p><text:s/>74,420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63.3718666667" calcext:value-type="float">
            <text:p><text:s/>17,063 <text:s/></text:p>
          </table:table-cell>
          <table:table-cell table:style-name="ce42" office:value-type="float" office:value="672904.032190115" calcext:value-type="float">
            <text:p><text:s/>672,904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16.9108" calcext:value-type="float">
            <text:p><text:s/>39,917 <text:s/></text:p>
          </table:table-cell>
          <table:table-cell table:style-name="ce42" office:value-type="float" office:value="1354968.501819" calcext:value-type="float">
            <text:p><text:s/>1,354,969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772.367839" calcext:value-type="float">
            <text:p><text:s/>41,772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26.371249" calcext:value-type="float">
            <text:p><text:s/>44,026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99.2355333333" calcext:value-type="float">
            <text:p><text:s/>14,799 <text:s/></text:p>
          </table:table-cell>
          <table:table-cell table:style-name="ce42" office:value-type="float" office:value="1098479.43359776" calcext:value-type="float">
            <text:p><text:s/>1,098,479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702.007171" calcext:value-type="float">
            <text:p><text:s/>55,702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7153.03705" calcext:value-type="float">
            <text:p><text:s/>1,167,153 <text:s/></text:p>
          </table:table-cell>
          <table:table-cell table:style-name="ce42" office:value-type="float" office:value="6951381.92255913" calcext:value-type="float">
            <text:p><text:s/>6,951,382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7153.03705" calcext:value-type="float">
            <text:p><text:s/>1,167,153 <text:s/></text:p>
          </table:table-cell>
          <table:table-cell table:style-name="ce42" office:value-type="float" office:value="5208597.84440533" calcext:value-type="float">
            <text:p><text:s/>5,208,598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934.581298" calcext:value-type="float">
            <text:p>( 14,935 <text:s/>)</text:p>
          </table:table-cell>
          <table:table-cell table:style-name="ce45" office:value-type="float" office:value="828430.79294801" calcext:value-type="float">
            <text:p>( 828,431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52218.455752" calcext:value-type="float">
            <text:p>( 1,152,218 <text:s/>)</text:p>
          </table:table-cell>
          <table:table-cell table:style-name="ce45" office:value-type="float" office:value="4238629.10142332" calcext:value-type="float">
            <text:p>( 4,238,629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91.36" calcext:value-type="float">
            <text:p>( 39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7003.13432131" calcext:value-type="float">
            <text:p><text:s/>1,107,003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500.333020488" calcext:value-type="float">
            <text:p><text:s/>440,500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5280.610812" calcext:value-type="float">
            <text:p><text:s/>195,281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622.90605" calcext:value-type="float">
            <text:p><text:s/>408,623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349.767613" calcext:value-type="float">
            <text:p><text:s/>195,35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56158.459133" calcext:value-type="float">
            <text:p><text:s/>556,158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9801.802274" calcext:value-type="float">
            <text:p><text:s/>2,699,802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5844.96017" calcext:value-type="float">
            <text:p><text:s/>1,605,845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3956.842104" calcext:value-type="float">
            <text:p><text:s/>1,093,957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9393.918506" calcext:value-type="float">
            <text:p>( 109,394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76241.90602" calcext:value-type="float">
            <text:p>( 276,242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96.98961" calcext:value-type="float">
            <text:p><text:s/>8,297 <text:s/></text:p>
          </table:table-cell>
          <table:table-cell table:style-name="ce42" office:value-type="float" office:value="4073140.4111279" calcext:value-type="float">
            <text:p><text:s/>4,073,140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78.193766" calcext:value-type="float">
            <text:p><text:s/>4,978 <text:s/></text:p>
          </table:table-cell>
          <table:table-cell table:style-name="ce42" office:value-type="float" office:value="3868300.55157391" calcext:value-type="float">
            <text:p><text:s/>3,868,301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8.795844" calcext:value-type="float">
            <text:p><text:s/>3,319 <text:s/></text:p>
          </table:table-cell>
          <table:table-cell table:style-name="ce42" office:value-type="float" office:value="204839.859554" calcext:value-type="float">
            <text:p><text:s/>204,840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318.795844" calcext:value-type="float">
            <text:p>( 3,319 <text:s/>)</text:p>
          </table:table-cell>
          <table:table-cell table:style-name="ce45" office:value-type="float" office:value="98617.895213" calcext:value-type="float">
            <text:p>( 98,618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0942.60757" calcext:value-type="float">
            <text:p><text:s/>770,943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5286.785341" calcext:value-type="float">
            <text:p><text:s/>195,287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930.2114" calcext:value-type="float">
            <text:p><text:s/>40,930 <text:s/></text:p>
          </table:table-cell>
          <table:table-cell table:style-name="ce42" office:value-type="float" office:value="4051973.45399325" calcext:value-type="float">
            <text:p><text:s/>4,051,973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0930.2114" calcext:value-type="float">
            <text:p>( 40,930 <text:s/>)</text:p>
          </table:table-cell>
          <table:table-cell table:style-name="ce45" office:value-type="float" office:value="2582985.537404" calcext:value-type="float">
            <text:p>( 2,582,986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756.758759" calcext:value-type="float">
            <text:p><text:s/>266,757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986.21342" calcext:value-type="float">
            <text:p><text:s/>125,986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547.644768" calcext:value-type="float">
            <text:p><text:s/>224,54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840.843274149" calcext:value-type="float">
            <text:p><text:s/>471,841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411.899748" calcext:value-type="float">
            <text:p><text:s/>113,412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1332.689624" calcext:value-type="float">
            <text:p><text:s/>81,333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08625.667394" calcext:value-type="float">
            <text:p><text:s/>11,708,62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160.8" calcext:value-type="float">
            <text:p><text:s/>79,161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39995.658464" calcext:value-type="float">
            <text:p><text:s/>11,339,996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053.638194" calcext:value-type="float">
            <text:p><text:s/>137,054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0.410736" calcext:value-type="float">
            <text:p><text:s/>3,010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405.16" calcext:value-type="float">
            <text:p><text:s/>149,40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3503.822181" calcext:value-type="float">
            <text:p><text:s/>653,504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785.380229" calcext:value-type="float">
            <text:p><text:s/>248,785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4718.441952" calcext:value-type="float">
            <text:p><text:s/>404,718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46.086" calcext:value-type="float">
            <text:p><text:s/>3,0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72475.26717176" calcext:value-type="float">
            <text:p><text:s/>5,272,475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552.158496" calcext:value-type="float">
            <text:p><text:s/>457,55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0190.14813196" calcext:value-type="float">
            <text:p><text:s/>1,000,190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307.297444" calcext:value-type="float">
            <text:p><text:s/>123,307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138.997626" calcext:value-type="float">
            <text:p><text:s/>78,139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536.069274" calcext:value-type="float">
            <text:p><text:s/>133,536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241.33945" calcext:value-type="float">
            <text:p><text:s/>97,241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648.71283" calcext:value-type="float">
            <text:p><text:s/>105,64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4455.848588" calcext:value-type="float">
            <text:p><text:s/>744,45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46.086" calcext:value-type="float">
            <text:p><text:s/>3,0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7768.4692988" calcext:value-type="float">
            <text:p><text:s/>837,768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94636.226033" calcext:value-type="float">
            <text:p><text:s/>1,694,636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8490.114" calcext:value-type="float">
            <text:p><text:s/>98,49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616062.09795079" calcext:value-type="float">
            <text:p><text:s/>5,616,062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36835.742898" calcext:value-type="float">
            <text:p><text:s/>22,436,836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36835.742898" calcext:value-type="float">
            <text:p><text:s/>22,436,836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726435.243255" calcext:value-type="float">
            <text:p>( 18,726,435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340824.407949" calcext:value-type="float">
            <text:p><text:s/>252,340,824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809765.636" calcext:value-type="float">
            <text:p><text:s/>211,809,766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660.772" calcext:value-type="float">
            <text:p><text:s/>306,661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9670.999999" calcext:value-type="float">
            <text:p><text:s/>2,189,671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34726.99995" calcext:value-type="float">
            <text:p><text:s/>38,034,727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22373.999963" calcext:value-type="float">
            <text:p><text:s/>22,822,374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822373.999963" calcext:value-type="float">
            <text:p><text:s/>22,822,374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